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ff0000" draw:fill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8cm"/>
    </style:style>
    <style:style style:name="gr7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179bd8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08cm" fo:padding-bottom="0.108cm" fo:padding-left="0.233cm" fo:padding-right="0.23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>
      <style:graphic-properties draw:stroke="soli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solid" svg:stroke-width="0.01cm" svg:stroke-color="#ff0000" draw:marker-start-width="0.163cm" draw:marker-end-width="0.163cm" draw:stroke-linejoin="miter" draw:fill="non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akland hills 1991'" style:font-pitch="variable" fo:font-size="144pt" fo:font-style="normal" fo:font-weight="normal" style:font-size-asian="144pt" style:font-style-asian="normal" style:font-weight-asian="normal" style:font-size-complex="144pt" style:font-style-complex="normal" style:font-weight-complex="normal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'oakland hills 1991'" style:font-pitch="variable" fo:font-size="144pt" fo:font-style="normal" fo:font-weight="normal" style:font-size-asian="144pt" style:font-style-asian="normal" style:font-weight-asian="normal" style:font-size-complex="144pt" style:font-style-complex="normal" style:font-weight-complex="normal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23.999cm" svg:y1="91.999cm" svg:x2="26.08cm" svg:y2="91.999cm">
          <text:p/>
        </draw:line>
        <draw:line draw:style-name="gr1" draw:layer="layout" svg:x1="26.08cm" svg:y1="91cm" svg:x2="26.08cm" svg:y2="91.999cm">
          <text:p/>
        </draw:line>
        <draw:line draw:style-name="gr1" draw:layer="layout" svg:x1="26.08cm" svg:y1="91cm" svg:x2="28.16cm" svg:y2="91cm">
          <text:p/>
        </draw:line>
        <draw:line draw:style-name="gr1" draw:layer="layout" svg:x1="28.16cm" svg:y1="91cm" svg:x2="28.16cm" svg:y2="91.999cm">
          <text:p/>
        </draw:line>
        <draw:line draw:style-name="gr1" draw:layer="layout" svg:x1="28.16cm" svg:y1="91.999cm" svg:x2="30.24cm" svg:y2="91.999cm">
          <text:p/>
        </draw:line>
        <draw:line draw:style-name="gr1" draw:layer="layout" svg:x1="30.24cm" svg:y1="91cm" svg:x2="30.24cm" svg:y2="91.999cm">
          <text:p/>
        </draw:line>
        <draw:line draw:style-name="gr1" draw:layer="layout" svg:x1="30.24cm" svg:y1="91cm" svg:x2="32.32cm" svg:y2="91cm">
          <text:p/>
        </draw:line>
        <draw:line draw:style-name="gr1" draw:layer="layout" svg:x1="32.32cm" svg:y1="91cm" svg:x2="32.32cm" svg:y2="91.999cm">
          <text:p/>
        </draw:line>
        <draw:line draw:style-name="gr1" draw:layer="layout" svg:x1="32.32cm" svg:y1="91.999cm" svg:x2="34.4cm" svg:y2="91.999cm">
          <text:p/>
        </draw:line>
        <draw:line draw:style-name="gr1" draw:layer="layout" svg:x1="34.4cm" svg:y1="91cm" svg:x2="34.4cm" svg:y2="91.999cm">
          <text:p/>
        </draw:line>
        <draw:line draw:style-name="gr1" draw:layer="layout" svg:x1="34.4cm" svg:y1="91cm" svg:x2="36.48cm" svg:y2="91cm">
          <text:p/>
        </draw:line>
        <draw:line draw:style-name="gr1" draw:layer="layout" svg:x1="36.48cm" svg:y1="91cm" svg:x2="36.48cm" svg:y2="91.999cm">
          <text:p/>
        </draw:line>
        <draw:line draw:style-name="gr1" draw:layer="layout" svg:x1="36.48cm" svg:y1="91.999cm" svg:x2="38.56cm" svg:y2="91.999cm">
          <text:p/>
        </draw:line>
        <draw:line draw:style-name="gr1" draw:layer="layout" svg:x1="38.56cm" svg:y1="91cm" svg:x2="38.56cm" svg:y2="91.999cm">
          <text:p/>
        </draw:line>
        <draw:line draw:style-name="gr1" draw:layer="layout" svg:x1="38.56cm" svg:y1="91cm" svg:x2="40.64cm" svg:y2="91cm">
          <text:p/>
        </draw:line>
        <draw:line draw:style-name="gr1" draw:layer="layout" svg:x1="40.64cm" svg:y1="91cm" svg:x2="40.64cm" svg:y2="91.999cm">
          <text:p/>
        </draw:line>
        <draw:line draw:style-name="gr1" draw:layer="layout" svg:x1="40.64cm" svg:y1="91.999cm" svg:x2="42.719cm" svg:y2="91.999cm">
          <text:p/>
        </draw:line>
        <draw:line draw:style-name="gr1" draw:layer="layout" svg:x1="42.719cm" svg:y1="91cm" svg:x2="42.719cm" svg:y2="91.999cm">
          <text:p/>
        </draw:line>
        <draw:line draw:style-name="gr1" draw:layer="layout" svg:x1="42.719cm" svg:y1="91cm" svg:x2="44.799cm" svg:y2="91cm">
          <text:p/>
        </draw:line>
        <draw:line draw:style-name="gr1" draw:layer="layout" svg:x1="44.799cm" svg:y1="91cm" svg:x2="44.799cm" svg:y2="91.999cm">
          <text:p/>
        </draw:line>
        <draw:line draw:style-name="gr1" draw:layer="layout" svg:x1="44.799cm" svg:y1="91.999cm" svg:x2="46.879cm" svg:y2="91.999cm">
          <text:p/>
        </draw:line>
        <draw:line draw:style-name="gr1" draw:layer="layout" svg:x1="46.879cm" svg:y1="91cm" svg:x2="46.879cm" svg:y2="91.999cm">
          <text:p/>
        </draw:line>
        <draw:line draw:style-name="gr1" draw:layer="layout" svg:x1="46.879cm" svg:y1="91cm" svg:x2="48.959cm" svg:y2="91cm">
          <text:p/>
        </draw:line>
        <draw:line draw:style-name="gr1" draw:layer="layout" svg:x1="48.959cm" svg:y1="91cm" svg:x2="48.959cm" svg:y2="91.999cm">
          <text:p/>
        </draw:line>
        <draw:line draw:style-name="gr1" draw:layer="layout" svg:x1="48.959cm" svg:y1="91.999cm" svg:x2="51.039cm" svg:y2="91.999cm">
          <text:p/>
        </draw:line>
        <draw:line draw:style-name="gr1" draw:layer="layout" svg:x1="51.039cm" svg:y1="91cm" svg:x2="51.039cm" svg:y2="91.999cm">
          <text:p/>
        </draw:line>
        <draw:line draw:style-name="gr1" draw:layer="layout" svg:x1="51.039cm" svg:y1="91cm" svg:x2="53.119cm" svg:y2="91cm">
          <text:p/>
        </draw:line>
        <draw:line draw:style-name="gr1" draw:layer="layout" svg:x1="53.119cm" svg:y1="91cm" svg:x2="53.119cm" svg:y2="91.999cm">
          <text:p/>
        </draw:line>
        <draw:line draw:style-name="gr1" draw:layer="layout" svg:x1="53.119cm" svg:y1="91.999cm" svg:x2="55.199cm" svg:y2="91.999cm">
          <text:p/>
        </draw:line>
        <draw:line draw:style-name="gr1" draw:layer="layout" svg:x1="55.199cm" svg:y1="91cm" svg:x2="55.199cm" svg:y2="91.999cm">
          <text:p/>
        </draw:line>
        <draw:line draw:style-name="gr1" draw:layer="layout" svg:x1="55.199cm" svg:y1="91cm" svg:x2="57.279cm" svg:y2="91cm">
          <text:p/>
        </draw:line>
        <draw:line draw:style-name="gr1" draw:layer="layout" svg:x1="57.279cm" svg:y1="91cm" svg:x2="57.279cm" svg:y2="91.999cm">
          <text:p/>
        </draw:line>
        <draw:line draw:style-name="gr1" draw:layer="layout" svg:x1="57.279cm" svg:y1="91.999cm" svg:x2="59.36cm" svg:y2="91.999cm">
          <text:p/>
        </draw:line>
        <draw:line draw:style-name="gr1" draw:layer="layout" svg:x1="59.36cm" svg:y1="91cm" svg:x2="59.36cm" svg:y2="91.999cm">
          <text:p/>
        </draw:line>
        <draw:line draw:style-name="gr1" draw:layer="layout" svg:x1="59.36cm" svg:y1="91cm" svg:x2="61.44cm" svg:y2="91cm">
          <text:p/>
        </draw:line>
        <draw:line draw:style-name="gr1" draw:layer="layout" svg:x1="61.44cm" svg:y1="91cm" svg:x2="61.44cm" svg:y2="91.999cm">
          <text:p/>
        </draw:line>
        <draw:line draw:style-name="gr1" draw:layer="layout" svg:x1="61.44cm" svg:y1="91.999cm" svg:x2="63.52cm" svg:y2="91.999cm">
          <text:p/>
        </draw:line>
        <draw:line draw:style-name="gr1" draw:layer="layout" svg:x1="63.52cm" svg:y1="91cm" svg:x2="63.52cm" svg:y2="91.999cm">
          <text:p/>
        </draw:line>
        <draw:line draw:style-name="gr1" draw:layer="layout" svg:x1="63.52cm" svg:y1="91cm" svg:x2="65.6cm" svg:y2="91cm">
          <text:p/>
        </draw:line>
        <draw:line draw:style-name="gr1" draw:layer="layout" svg:x1="65.6cm" svg:y1="91cm" svg:x2="65.6cm" svg:y2="91.999cm">
          <text:p/>
        </draw:line>
        <draw:line draw:style-name="gr1" draw:layer="layout" svg:x1="65.6cm" svg:y1="91.999cm" svg:x2="67.68cm" svg:y2="91.999cm">
          <text:p/>
        </draw:line>
        <draw:line draw:style-name="gr1" draw:layer="layout" svg:x1="67.68cm" svg:y1="91cm" svg:x2="67.68cm" svg:y2="91.999cm">
          <text:p/>
        </draw:line>
        <draw:line draw:style-name="gr1" draw:layer="layout" svg:x1="67.68cm" svg:y1="91cm" svg:x2="69.76cm" svg:y2="91cm">
          <text:p/>
        </draw:line>
        <draw:line draw:style-name="gr1" draw:layer="layout" svg:x1="69.76cm" svg:y1="91cm" svg:x2="69.76cm" svg:y2="91.999cm">
          <text:p/>
        </draw:line>
        <draw:line draw:style-name="gr1" draw:layer="layout" svg:x1="69.76cm" svg:y1="91.999cm" svg:x2="71.84cm" svg:y2="91.999cm">
          <text:p/>
        </draw:line>
        <draw:line draw:style-name="gr1" draw:layer="layout" svg:x1="71.84cm" svg:y1="91cm" svg:x2="71.84cm" svg:y2="91.999cm">
          <text:p/>
        </draw:line>
        <draw:line draw:style-name="gr1" draw:layer="layout" svg:x1="71.84cm" svg:y1="91cm" svg:x2="73.919cm" svg:y2="91cm">
          <text:p/>
        </draw:line>
        <draw:line draw:style-name="gr1" draw:layer="layout" svg:x1="73.919cm" svg:y1="91cm" svg:x2="73.919cm" svg:y2="91.999cm">
          <text:p/>
        </draw:line>
        <draw:line draw:style-name="gr1" draw:layer="layout" svg:x1="73.919cm" svg:y1="91.999cm" svg:x2="74.999cm" svg:y2="91.999cm">
          <text:p/>
        </draw:line>
        <draw:line draw:style-name="gr1" draw:layer="layout" svg:x1="23.999cm" svg:y1="69.999cm" svg:x2="26.08cm" svg:y2="69.999cm">
          <text:p/>
        </draw:line>
        <draw:line draw:style-name="gr1" draw:layer="layout" svg:x1="26.08cm" svg:y1="69.999cm" svg:x2="26.08cm" svg:y2="71cm">
          <text:p/>
        </draw:line>
        <draw:line draw:style-name="gr1" draw:layer="layout" svg:x1="26.08cm" svg:y1="71cm" svg:x2="28.16cm" svg:y2="71cm">
          <text:p/>
        </draw:line>
        <draw:line draw:style-name="gr1" draw:layer="layout" svg:x1="28.16cm" svg:y1="69.999cm" svg:x2="28.16cm" svg:y2="71cm">
          <text:p/>
        </draw:line>
        <draw:line draw:style-name="gr1" draw:layer="layout" svg:x1="28.16cm" svg:y1="69.999cm" svg:x2="30.24cm" svg:y2="69.999cm">
          <text:p/>
        </draw:line>
        <draw:line draw:style-name="gr1" draw:layer="layout" svg:x1="30.24cm" svg:y1="69.999cm" svg:x2="30.24cm" svg:y2="71cm">
          <text:p/>
        </draw:line>
        <draw:line draw:style-name="gr1" draw:layer="layout" svg:x1="30.24cm" svg:y1="71cm" svg:x2="32.32cm" svg:y2="71cm">
          <text:p/>
        </draw:line>
        <draw:line draw:style-name="gr1" draw:layer="layout" svg:x1="32.32cm" svg:y1="69.999cm" svg:x2="32.32cm" svg:y2="71cm">
          <text:p/>
        </draw:line>
        <draw:line draw:style-name="gr1" draw:layer="layout" svg:x1="32.32cm" svg:y1="69.999cm" svg:x2="34.4cm" svg:y2="69.999cm">
          <text:p/>
        </draw:line>
        <draw:line draw:style-name="gr1" draw:layer="layout" svg:x1="34.4cm" svg:y1="69.999cm" svg:x2="34.4cm" svg:y2="71cm">
          <text:p/>
        </draw:line>
        <draw:line draw:style-name="gr1" draw:layer="layout" svg:x1="34.4cm" svg:y1="71cm" svg:x2="36.48cm" svg:y2="71cm">
          <text:p/>
        </draw:line>
        <draw:line draw:style-name="gr1" draw:layer="layout" svg:x1="36.48cm" svg:y1="69.999cm" svg:x2="36.48cm" svg:y2="71cm">
          <text:p/>
        </draw:line>
        <draw:line draw:style-name="gr1" draw:layer="layout" svg:x1="36.48cm" svg:y1="69.999cm" svg:x2="38.56cm" svg:y2="69.999cm">
          <text:p/>
        </draw:line>
        <draw:line draw:style-name="gr1" draw:layer="layout" svg:x1="38.56cm" svg:y1="69.999cm" svg:x2="38.56cm" svg:y2="71cm">
          <text:p/>
        </draw:line>
        <draw:line draw:style-name="gr1" draw:layer="layout" svg:x1="38.56cm" svg:y1="71cm" svg:x2="40.64cm" svg:y2="71cm">
          <text:p/>
        </draw:line>
        <draw:line draw:style-name="gr1" draw:layer="layout" svg:x1="40.64cm" svg:y1="69.999cm" svg:x2="40.64cm" svg:y2="71cm">
          <text:p/>
        </draw:line>
        <draw:line draw:style-name="gr1" draw:layer="layout" svg:x1="40.64cm" svg:y1="69.999cm" svg:x2="42.719cm" svg:y2="69.999cm">
          <text:p/>
        </draw:line>
        <draw:line draw:style-name="gr1" draw:layer="layout" svg:x1="42.719cm" svg:y1="69.999cm" svg:x2="42.719cm" svg:y2="71cm">
          <text:p/>
        </draw:line>
        <draw:line draw:style-name="gr1" draw:layer="layout" svg:x1="42.719cm" svg:y1="71cm" svg:x2="44.799cm" svg:y2="71cm">
          <text:p/>
        </draw:line>
        <draw:line draw:style-name="gr1" draw:layer="layout" svg:x1="44.799cm" svg:y1="69.999cm" svg:x2="44.799cm" svg:y2="71cm">
          <text:p/>
        </draw:line>
        <draw:line draw:style-name="gr1" draw:layer="layout" svg:x1="44.799cm" svg:y1="69.999cm" svg:x2="46.879cm" svg:y2="69.999cm">
          <text:p/>
        </draw:line>
        <draw:line draw:style-name="gr1" draw:layer="layout" svg:x1="46.879cm" svg:y1="69.999cm" svg:x2="46.879cm" svg:y2="71cm">
          <text:p/>
        </draw:line>
        <draw:line draw:style-name="gr1" draw:layer="layout" svg:x1="46.879cm" svg:y1="71cm" svg:x2="48.959cm" svg:y2="71cm">
          <text:p/>
        </draw:line>
        <draw:line draw:style-name="gr1" draw:layer="layout" svg:x1="48.959cm" svg:y1="69.999cm" svg:x2="48.959cm" svg:y2="71cm">
          <text:p/>
        </draw:line>
        <draw:line draw:style-name="gr1" draw:layer="layout" svg:x1="48.959cm" svg:y1="69.999cm" svg:x2="51.039cm" svg:y2="69.999cm">
          <text:p/>
        </draw:line>
        <draw:line draw:style-name="gr1" draw:layer="layout" svg:x1="51.039cm" svg:y1="69.999cm" svg:x2="51.039cm" svg:y2="71cm">
          <text:p/>
        </draw:line>
        <draw:line draw:style-name="gr1" draw:layer="layout" svg:x1="51.039cm" svg:y1="71cm" svg:x2="53.119cm" svg:y2="71cm">
          <text:p/>
        </draw:line>
        <draw:line draw:style-name="gr1" draw:layer="layout" svg:x1="53.119cm" svg:y1="69.999cm" svg:x2="53.119cm" svg:y2="71cm">
          <text:p/>
        </draw:line>
        <draw:line draw:style-name="gr1" draw:layer="layout" svg:x1="53.119cm" svg:y1="69.999cm" svg:x2="55.199cm" svg:y2="69.999cm">
          <text:p/>
        </draw:line>
        <draw:line draw:style-name="gr1" draw:layer="layout" svg:x1="55.199cm" svg:y1="69.999cm" svg:x2="55.199cm" svg:y2="71cm">
          <text:p/>
        </draw:line>
        <draw:line draw:style-name="gr1" draw:layer="layout" svg:x1="55.199cm" svg:y1="71cm" svg:x2="57.279cm" svg:y2="71cm">
          <text:p/>
        </draw:line>
        <draw:line draw:style-name="gr1" draw:layer="layout" svg:x1="57.279cm" svg:y1="69.999cm" svg:x2="57.279cm" svg:y2="71cm">
          <text:p/>
        </draw:line>
        <draw:line draw:style-name="gr1" draw:layer="layout" svg:x1="57.279cm" svg:y1="69.999cm" svg:x2="59.36cm" svg:y2="69.999cm">
          <text:p/>
        </draw:line>
        <draw:line draw:style-name="gr1" draw:layer="layout" svg:x1="59.36cm" svg:y1="69.999cm" svg:x2="59.36cm" svg:y2="71cm">
          <text:p/>
        </draw:line>
        <draw:line draw:style-name="gr1" draw:layer="layout" svg:x1="59.36cm" svg:y1="71cm" svg:x2="61.44cm" svg:y2="71cm">
          <text:p/>
        </draw:line>
        <draw:line draw:style-name="gr1" draw:layer="layout" svg:x1="61.44cm" svg:y1="69.999cm" svg:x2="61.44cm" svg:y2="71cm">
          <text:p/>
        </draw:line>
        <draw:line draw:style-name="gr1" draw:layer="layout" svg:x1="61.44cm" svg:y1="69.999cm" svg:x2="63.52cm" svg:y2="69.999cm">
          <text:p/>
        </draw:line>
        <draw:line draw:style-name="gr1" draw:layer="layout" svg:x1="63.52cm" svg:y1="69.999cm" svg:x2="63.52cm" svg:y2="71cm">
          <text:p/>
        </draw:line>
        <draw:line draw:style-name="gr1" draw:layer="layout" svg:x1="63.52cm" svg:y1="71cm" svg:x2="65.6cm" svg:y2="71cm">
          <text:p/>
        </draw:line>
        <draw:line draw:style-name="gr1" draw:layer="layout" svg:x1="65.6cm" svg:y1="69.999cm" svg:x2="65.6cm" svg:y2="71cm">
          <text:p/>
        </draw:line>
        <draw:line draw:style-name="gr1" draw:layer="layout" svg:x1="65.6cm" svg:y1="69.999cm" svg:x2="67.68cm" svg:y2="69.999cm">
          <text:p/>
        </draw:line>
        <draw:line draw:style-name="gr1" draw:layer="layout" svg:x1="67.68cm" svg:y1="69.999cm" svg:x2="67.68cm" svg:y2="71cm">
          <text:p/>
        </draw:line>
        <draw:line draw:style-name="gr1" draw:layer="layout" svg:x1="67.68cm" svg:y1="71cm" svg:x2="69.76cm" svg:y2="71cm">
          <text:p/>
        </draw:line>
        <draw:line draw:style-name="gr1" draw:layer="layout" svg:x1="69.76cm" svg:y1="69.999cm" svg:x2="69.76cm" svg:y2="71cm">
          <text:p/>
        </draw:line>
        <draw:line draw:style-name="gr1" draw:layer="layout" svg:x1="69.76cm" svg:y1="69.999cm" svg:x2="71.84cm" svg:y2="69.999cm">
          <text:p/>
        </draw:line>
        <draw:line draw:style-name="gr1" draw:layer="layout" svg:x1="71.84cm" svg:y1="69.999cm" svg:x2="71.84cm" svg:y2="71cm">
          <text:p/>
        </draw:line>
        <draw:line draw:style-name="gr1" draw:layer="layout" svg:x1="71.84cm" svg:y1="71cm" svg:x2="73.919cm" svg:y2="71cm">
          <text:p/>
        </draw:line>
        <draw:line draw:style-name="gr1" draw:layer="layout" svg:x1="73.919cm" svg:y1="69.999cm" svg:x2="73.919cm" svg:y2="71cm">
          <text:p/>
        </draw:line>
        <draw:line draw:style-name="gr1" draw:layer="layout" svg:x1="73.919cm" svg:y1="69.999cm" svg:x2="74.999cm" svg:y2="69.999cm">
          <text:p/>
        </draw:line>
        <draw:line draw:style-name="gr1" draw:layer="layout" svg:x1="23.999cm" svg:y1="91.999cm" svg:x2="23.999cm" svg:y2="89.999cm">
          <text:p/>
        </draw:line>
        <draw:line draw:style-name="gr1" draw:layer="layout" svg:x1="24.999cm" svg:y1="89.999cm" svg:x2="23.999cm" svg:y2="89.999cm">
          <text:p/>
        </draw:line>
        <draw:line draw:style-name="gr1" draw:layer="layout" svg:x1="24.999cm" svg:y1="89.999cm" svg:x2="24.999cm" svg:y2="88cm">
          <text:p/>
        </draw:line>
        <draw:line draw:style-name="gr1" draw:layer="layout" svg:x1="24.999cm" svg:y1="88cm" svg:x2="23.999cm" svg:y2="88cm">
          <text:p/>
        </draw:line>
        <draw:line draw:style-name="gr1" draw:layer="layout" svg:x1="23.999cm" svg:y1="88cm" svg:x2="23.999cm" svg:y2="85.999cm">
          <text:p/>
        </draw:line>
        <draw:line draw:style-name="gr1" draw:layer="layout" svg:x1="24.999cm" svg:y1="85.999cm" svg:x2="23.999cm" svg:y2="85.999cm">
          <text:p/>
        </draw:line>
        <draw:line draw:style-name="gr1" draw:layer="layout" svg:x1="24.999cm" svg:y1="85.999cm" svg:x2="24.999cm" svg:y2="83.999cm">
          <text:p/>
        </draw:line>
        <draw:line draw:style-name="gr1" draw:layer="layout" svg:x1="24.999cm" svg:y1="83.999cm" svg:x2="23.999cm" svg:y2="83.999cm">
          <text:p/>
        </draw:line>
        <draw:line draw:style-name="gr1" draw:layer="layout" svg:x1="23.999cm" svg:y1="83.999cm" svg:x2="23.999cm" svg:y2="82cm">
          <text:p/>
        </draw:line>
        <draw:line draw:style-name="gr1" draw:layer="layout" svg:x1="24.999cm" svg:y1="82cm" svg:x2="23.999cm" svg:y2="82cm">
          <text:p/>
        </draw:line>
        <draw:line draw:style-name="gr1" draw:layer="layout" svg:x1="24.999cm" svg:y1="82cm" svg:x2="24.999cm" svg:y2="80cm">
          <text:p/>
        </draw:line>
        <draw:line draw:style-name="gr1" draw:layer="layout" svg:x1="24.999cm" svg:y1="80cm" svg:x2="23.999cm" svg:y2="80cm">
          <text:p/>
        </draw:line>
        <draw:line draw:style-name="gr1" draw:layer="layout" svg:x1="23.999cm" svg:y1="80cm" svg:x2="23.999cm" svg:y2="77.999cm">
          <text:p/>
        </draw:line>
        <draw:line draw:style-name="gr1" draw:layer="layout" svg:x1="24.999cm" svg:y1="77.999cm" svg:x2="23.999cm" svg:y2="77.999cm">
          <text:p/>
        </draw:line>
        <draw:line draw:style-name="gr1" draw:layer="layout" svg:x1="24.999cm" svg:y1="77.999cm" svg:x2="24.999cm" svg:y2="75.999cm">
          <text:p/>
        </draw:line>
        <draw:line draw:style-name="gr1" draw:layer="layout" svg:x1="24.999cm" svg:y1="75.999cm" svg:x2="23.999cm" svg:y2="75.999cm">
          <text:p/>
        </draw:line>
        <draw:line draw:style-name="gr1" draw:layer="layout" svg:x1="23.999cm" svg:y1="75.999cm" svg:x2="23.999cm" svg:y2="74cm">
          <text:p/>
        </draw:line>
        <draw:line draw:style-name="gr1" draw:layer="layout" svg:x1="24.999cm" svg:y1="74cm" svg:x2="23.999cm" svg:y2="74cm">
          <text:p/>
        </draw:line>
        <draw:line draw:style-name="gr1" draw:layer="layout" svg:x1="24.999cm" svg:y1="74cm" svg:x2="24.999cm" svg:y2="71.999cm">
          <text:p/>
        </draw:line>
        <draw:line draw:style-name="gr1" draw:layer="layout" svg:x1="24.999cm" svg:y1="71.999cm" svg:x2="23.999cm" svg:y2="71.999cm">
          <text:p/>
        </draw:line>
        <draw:line draw:style-name="gr1" draw:layer="layout" svg:x1="23.999cm" svg:y1="71.999cm" svg:x2="23.999cm" svg:y2="69.999cm">
          <text:p/>
        </draw:line>
        <draw:line draw:style-name="gr1" draw:layer="layout" svg:x1="74.999cm" svg:y1="91.999cm" svg:x2="74.999cm" svg:y2="89.999cm">
          <text:p/>
        </draw:line>
        <draw:line draw:style-name="gr1" draw:layer="layout" svg:x1="75.999cm" svg:y1="89.999cm" svg:x2="74.999cm" svg:y2="89.999cm">
          <text:p/>
        </draw:line>
        <draw:line draw:style-name="gr1" draw:layer="layout" svg:x1="75.999cm" svg:y1="89.999cm" svg:x2="75.999cm" svg:y2="88cm">
          <text:p/>
        </draw:line>
        <draw:line draw:style-name="gr1" draw:layer="layout" svg:x1="75.999cm" svg:y1="88cm" svg:x2="74.999cm" svg:y2="88cm">
          <text:p/>
        </draw:line>
        <draw:line draw:style-name="gr1" draw:layer="layout" svg:x1="74.999cm" svg:y1="88cm" svg:x2="74.999cm" svg:y2="85.999cm">
          <text:p/>
        </draw:line>
        <draw:line draw:style-name="gr1" draw:layer="layout" svg:x1="75.999cm" svg:y1="85.999cm" svg:x2="74.999cm" svg:y2="85.999cm">
          <text:p/>
        </draw:line>
        <draw:line draw:style-name="gr1" draw:layer="layout" svg:x1="75.999cm" svg:y1="85.999cm" svg:x2="75.999cm" svg:y2="83.999cm">
          <text:p/>
        </draw:line>
        <draw:line draw:style-name="gr1" draw:layer="layout" svg:x1="75.999cm" svg:y1="83.999cm" svg:x2="74.999cm" svg:y2="83.999cm">
          <text:p/>
        </draw:line>
        <draw:line draw:style-name="gr1" draw:layer="layout" svg:x1="74.999cm" svg:y1="83.999cm" svg:x2="74.999cm" svg:y2="82cm">
          <text:p/>
        </draw:line>
        <draw:line draw:style-name="gr1" draw:layer="layout" svg:x1="75.999cm" svg:y1="82cm" svg:x2="74.999cm" svg:y2="82cm">
          <text:p/>
        </draw:line>
        <draw:line draw:style-name="gr1" draw:layer="layout" svg:x1="75.999cm" svg:y1="82cm" svg:x2="75.999cm" svg:y2="80cm">
          <text:p/>
        </draw:line>
        <draw:line draw:style-name="gr1" draw:layer="layout" svg:x1="75.999cm" svg:y1="80cm" svg:x2="74.999cm" svg:y2="80cm">
          <text:p/>
        </draw:line>
        <draw:line draw:style-name="gr1" draw:layer="layout" svg:x1="74.999cm" svg:y1="80cm" svg:x2="74.999cm" svg:y2="77.999cm">
          <text:p/>
        </draw:line>
        <draw:line draw:style-name="gr1" draw:layer="layout" svg:x1="75.999cm" svg:y1="77.999cm" svg:x2="74.999cm" svg:y2="77.999cm">
          <text:p/>
        </draw:line>
        <draw:line draw:style-name="gr1" draw:layer="layout" svg:x1="75.999cm" svg:y1="77.999cm" svg:x2="75.999cm" svg:y2="75.999cm">
          <text:p/>
        </draw:line>
        <draw:line draw:style-name="gr1" draw:layer="layout" svg:x1="75.999cm" svg:y1="75.999cm" svg:x2="74.999cm" svg:y2="75.999cm">
          <text:p/>
        </draw:line>
        <draw:line draw:style-name="gr1" draw:layer="layout" svg:x1="74.999cm" svg:y1="75.999cm" svg:x2="74.999cm" svg:y2="74cm">
          <text:p/>
        </draw:line>
        <draw:line draw:style-name="gr1" draw:layer="layout" svg:x1="75.999cm" svg:y1="74cm" svg:x2="74.999cm" svg:y2="74cm">
          <text:p/>
        </draw:line>
        <draw:line draw:style-name="gr1" draw:layer="layout" svg:x1="75.999cm" svg:y1="74cm" svg:x2="75.999cm" svg:y2="71.999cm">
          <text:p/>
        </draw:line>
        <draw:line draw:style-name="gr1" draw:layer="layout" svg:x1="75.999cm" svg:y1="71.999cm" svg:x2="74.999cm" svg:y2="71.999cm">
          <text:p/>
        </draw:line>
        <draw:line draw:style-name="gr1" draw:layer="layout" svg:x1="74.999cm" svg:y1="71.999cm" svg:x2="74.999cm" svg:y2="69.999cm">
          <text:p/>
        </draw:line>
        <draw:line draw:style-name="gr1" draw:layer="layout" svg:x1="1cm" svg:y1="69cm" svg:x2="3cm" svg:y2="69cm">
          <text:p/>
        </draw:line>
        <draw:line draw:style-name="gr1" draw:layer="layout" svg:x1="3cm" svg:y1="68cm" svg:x2="3cm" svg:y2="69cm">
          <text:p/>
        </draw:line>
        <draw:line draw:style-name="gr1" draw:layer="layout" svg:x1="3cm" svg:y1="68cm" svg:x2="4.999cm" svg:y2="68cm">
          <text:p/>
        </draw:line>
        <draw:line draw:style-name="gr1" draw:layer="layout" svg:x1="4.999cm" svg:y1="68cm" svg:x2="4.999cm" svg:y2="69cm">
          <text:p/>
        </draw:line>
        <draw:line draw:style-name="gr1" draw:layer="layout" svg:x1="4.999cm" svg:y1="69cm" svg:x2="7cm" svg:y2="69cm">
          <text:p/>
        </draw:line>
        <draw:line draw:style-name="gr1" draw:layer="layout" svg:x1="7cm" svg:y1="68cm" svg:x2="7cm" svg:y2="69cm">
          <text:p/>
        </draw:line>
        <draw:line draw:style-name="gr1" draw:layer="layout" svg:x1="7cm" svg:y1="68cm" svg:x2="9cm" svg:y2="68cm">
          <text:p/>
        </draw:line>
        <draw:line draw:style-name="gr1" draw:layer="layout" svg:x1="9cm" svg:y1="68cm" svg:x2="9cm" svg:y2="69cm">
          <text:p/>
        </draw:line>
        <draw:line draw:style-name="gr1" draw:layer="layout" svg:x1="9cm" svg:y1="69cm" svg:x2="10.999cm" svg:y2="69cm">
          <text:p/>
        </draw:line>
        <draw:line draw:style-name="gr1" draw:layer="layout" svg:x1="10.999cm" svg:y1="68cm" svg:x2="10.999cm" svg:y2="69cm">
          <text:p/>
        </draw:line>
        <draw:line draw:style-name="gr1" draw:layer="layout" svg:x1="10.999cm" svg:y1="68cm" svg:x2="12.999cm" svg:y2="68cm">
          <text:p/>
        </draw:line>
        <draw:line draw:style-name="gr1" draw:layer="layout" svg:x1="12.999cm" svg:y1="68cm" svg:x2="12.999cm" svg:y2="69cm">
          <text:p/>
        </draw:line>
        <draw:line draw:style-name="gr1" draw:layer="layout" svg:x1="12.999cm" svg:y1="69cm" svg:x2="15cm" svg:y2="69cm">
          <text:p/>
        </draw:line>
        <draw:line draw:style-name="gr1" draw:layer="layout" svg:x1="15cm" svg:y1="68cm" svg:x2="15cm" svg:y2="69cm">
          <text:p/>
        </draw:line>
        <draw:line draw:style-name="gr1" draw:layer="layout" svg:x1="15cm" svg:y1="68cm" svg:x2="17cm" svg:y2="68cm">
          <text:p/>
        </draw:line>
        <draw:line draw:style-name="gr1" draw:layer="layout" svg:x1="17cm" svg:y1="68cm" svg:x2="17cm" svg:y2="69cm">
          <text:p/>
        </draw:line>
        <draw:line draw:style-name="gr1" draw:layer="layout" svg:x1="17cm" svg:y1="69cm" svg:x2="18.999cm" svg:y2="69cm">
          <text:p/>
        </draw:line>
        <draw:line draw:style-name="gr1" draw:layer="layout" svg:x1="18.999cm" svg:y1="68cm" svg:x2="18.999cm" svg:y2="69cm">
          <text:p/>
        </draw:line>
        <draw:line draw:style-name="gr1" draw:layer="layout" svg:x1="18.999cm" svg:y1="68cm" svg:x2="21cm" svg:y2="68cm">
          <text:p/>
        </draw:line>
        <draw:line draw:style-name="gr1" draw:layer="layout" svg:x1="21cm" svg:y1="68cm" svg:x2="21cm" svg:y2="69cm">
          <text:p/>
        </draw:line>
        <draw:line draw:style-name="gr1" draw:layer="layout" svg:x1="21cm" svg:y1="69cm" svg:x2="21.999cm" svg:y2="69cm">
          <text:p/>
        </draw:line>
        <draw:line draw:style-name="gr1" draw:layer="layout" svg:x1="1cm" svg:y1="46.999cm" svg:x2="3cm" svg:y2="46.999cm">
          <text:p/>
        </draw:line>
        <draw:line draw:style-name="gr1" draw:layer="layout" svg:x1="3cm" svg:y1="46.999cm" svg:x2="3cm" svg:y2="48cm">
          <text:p/>
        </draw:line>
        <draw:line draw:style-name="gr1" draw:layer="layout" svg:x1="3cm" svg:y1="48cm" svg:x2="4.999cm" svg:y2="48cm">
          <text:p/>
        </draw:line>
        <draw:line draw:style-name="gr1" draw:layer="layout" svg:x1="4.999cm" svg:y1="46.999cm" svg:x2="4.999cm" svg:y2="48cm">
          <text:p/>
        </draw:line>
        <draw:line draw:style-name="gr1" draw:layer="layout" svg:x1="4.999cm" svg:y1="46.999cm" svg:x2="7cm" svg:y2="46.999cm">
          <text:p/>
        </draw:line>
        <draw:line draw:style-name="gr1" draw:layer="layout" svg:x1="7cm" svg:y1="46.999cm" svg:x2="7cm" svg:y2="48cm">
          <text:p/>
        </draw:line>
        <draw:line draw:style-name="gr1" draw:layer="layout" svg:x1="7cm" svg:y1="48cm" svg:x2="9cm" svg:y2="48cm">
          <text:p/>
        </draw:line>
        <draw:line draw:style-name="gr1" draw:layer="layout" svg:x1="9cm" svg:y1="46.999cm" svg:x2="9cm" svg:y2="48cm">
          <text:p/>
        </draw:line>
        <draw:line draw:style-name="gr1" draw:layer="layout" svg:x1="9cm" svg:y1="46.999cm" svg:x2="10.999cm" svg:y2="46.999cm">
          <text:p/>
        </draw:line>
        <draw:line draw:style-name="gr1" draw:layer="layout" svg:x1="10.999cm" svg:y1="46.999cm" svg:x2="10.999cm" svg:y2="48cm">
          <text:p/>
        </draw:line>
        <draw:line draw:style-name="gr1" draw:layer="layout" svg:x1="10.999cm" svg:y1="48cm" svg:x2="12.999cm" svg:y2="48cm">
          <text:p/>
        </draw:line>
        <draw:line draw:style-name="gr1" draw:layer="layout" svg:x1="12.999cm" svg:y1="46.999cm" svg:x2="12.999cm" svg:y2="48cm">
          <text:p/>
        </draw:line>
        <draw:line draw:style-name="gr1" draw:layer="layout" svg:x1="12.999cm" svg:y1="46.999cm" svg:x2="15cm" svg:y2="46.999cm">
          <text:p/>
        </draw:line>
        <draw:line draw:style-name="gr1" draw:layer="layout" svg:x1="15cm" svg:y1="46.999cm" svg:x2="15cm" svg:y2="48cm">
          <text:p/>
        </draw:line>
        <draw:line draw:style-name="gr1" draw:layer="layout" svg:x1="15cm" svg:y1="48cm" svg:x2="17cm" svg:y2="48cm">
          <text:p/>
        </draw:line>
        <draw:line draw:style-name="gr1" draw:layer="layout" svg:x1="17cm" svg:y1="46.999cm" svg:x2="17cm" svg:y2="48cm">
          <text:p/>
        </draw:line>
        <draw:line draw:style-name="gr1" draw:layer="layout" svg:x1="17cm" svg:y1="46.999cm" svg:x2="18.999cm" svg:y2="46.999cm">
          <text:p/>
        </draw:line>
        <draw:line draw:style-name="gr1" draw:layer="layout" svg:x1="18.999cm" svg:y1="46.999cm" svg:x2="18.999cm" svg:y2="48cm">
          <text:p/>
        </draw:line>
        <draw:line draw:style-name="gr1" draw:layer="layout" svg:x1="18.999cm" svg:y1="48cm" svg:x2="21cm" svg:y2="48cm">
          <text:p/>
        </draw:line>
        <draw:line draw:style-name="gr1" draw:layer="layout" svg:x1="21cm" svg:y1="46.999cm" svg:x2="21cm" svg:y2="48cm">
          <text:p/>
        </draw:line>
        <draw:line draw:style-name="gr1" draw:layer="layout" svg:x1="21cm" svg:y1="46.999cm" svg:x2="21.999cm" svg:y2="46.999cm">
          <text:p/>
        </draw:line>
        <draw:line draw:style-name="gr1" draw:layer="layout" svg:x1="1cm" svg:y1="69cm" svg:x2="1cm" svg:y2="66.999cm">
          <text:p/>
        </draw:line>
        <draw:line draw:style-name="gr1" draw:layer="layout" svg:x1="1.999cm" svg:y1="66.999cm" svg:x2="1cm" svg:y2="66.999cm">
          <text:p/>
        </draw:line>
        <draw:line draw:style-name="gr1" draw:layer="layout" svg:x1="1.999cm" svg:y1="66.999cm" svg:x2="1.999cm" svg:y2="65cm">
          <text:p/>
        </draw:line>
        <draw:line draw:style-name="gr1" draw:layer="layout" svg:x1="1.999cm" svg:y1="65cm" svg:x2="1cm" svg:y2="65cm">
          <text:p/>
        </draw:line>
        <draw:line draw:style-name="gr1" draw:layer="layout" svg:x1="1cm" svg:y1="65cm" svg:x2="1cm" svg:y2="63cm">
          <text:p/>
        </draw:line>
        <draw:line draw:style-name="gr1" draw:layer="layout" svg:x1="1.999cm" svg:y1="63cm" svg:x2="1cm" svg:y2="63cm">
          <text:p/>
        </draw:line>
        <draw:line draw:style-name="gr1" draw:layer="layout" svg:x1="1.999cm" svg:y1="63cm" svg:x2="1.999cm" svg:y2="60.999cm">
          <text:p/>
        </draw:line>
        <draw:line draw:style-name="gr1" draw:layer="layout" svg:x1="1.999cm" svg:y1="60.999cm" svg:x2="1cm" svg:y2="60.999cm">
          <text:p/>
        </draw:line>
        <draw:line draw:style-name="gr1" draw:layer="layout" svg:x1="1cm" svg:y1="60.999cm" svg:x2="1cm" svg:y2="58.999cm">
          <text:p/>
        </draw:line>
        <draw:line draw:style-name="gr1" draw:layer="layout" svg:x1="1.999cm" svg:y1="58.999cm" svg:x2="1cm" svg:y2="58.999cm">
          <text:p/>
        </draw:line>
        <draw:line draw:style-name="gr1" draw:layer="layout" svg:x1="1.999cm" svg:y1="58.999cm" svg:x2="1.999cm" svg:y2="57cm">
          <text:p/>
        </draw:line>
        <draw:line draw:style-name="gr1" draw:layer="layout" svg:x1="1.999cm" svg:y1="57cm" svg:x2="1cm" svg:y2="57cm">
          <text:p/>
        </draw:line>
        <draw:line draw:style-name="gr1" draw:layer="layout" svg:x1="1cm" svg:y1="57cm" svg:x2="1cm" svg:y2="54.999cm">
          <text:p/>
        </draw:line>
        <draw:line draw:style-name="gr1" draw:layer="layout" svg:x1="1.999cm" svg:y1="54.999cm" svg:x2="1cm" svg:y2="54.999cm">
          <text:p/>
        </draw:line>
        <draw:line draw:style-name="gr1" draw:layer="layout" svg:x1="1.999cm" svg:y1="54.999cm" svg:x2="1.999cm" svg:y2="52.999cm">
          <text:p/>
        </draw:line>
        <draw:line draw:style-name="gr1" draw:layer="layout" svg:x1="1.999cm" svg:y1="52.999cm" svg:x2="1cm" svg:y2="52.999cm">
          <text:p/>
        </draw:line>
        <draw:line draw:style-name="gr1" draw:layer="layout" svg:x1="1cm" svg:y1="52.999cm" svg:x2="1cm" svg:y2="51cm">
          <text:p/>
        </draw:line>
        <draw:line draw:style-name="gr1" draw:layer="layout" svg:x1="1.999cm" svg:y1="51cm" svg:x2="1cm" svg:y2="51cm">
          <text:p/>
        </draw:line>
        <draw:line draw:style-name="gr1" draw:layer="layout" svg:x1="1.999cm" svg:y1="51cm" svg:x2="1.999cm" svg:y2="49cm">
          <text:p/>
        </draw:line>
        <draw:line draw:style-name="gr1" draw:layer="layout" svg:x1="1.999cm" svg:y1="49cm" svg:x2="1cm" svg:y2="49cm">
          <text:p/>
        </draw:line>
        <draw:line draw:style-name="gr1" draw:layer="layout" svg:x1="1cm" svg:y1="49cm" svg:x2="1cm" svg:y2="46.999cm">
          <text:p/>
        </draw:line>
        <draw:line draw:style-name="gr1" draw:layer="layout" svg:x1="21.999cm" svg:y1="69cm" svg:x2="21.999cm" svg:y2="66.999cm">
          <text:p/>
        </draw:line>
        <draw:line draw:style-name="gr1" draw:layer="layout" svg:x1="23cm" svg:y1="66.999cm" svg:x2="21.999cm" svg:y2="66.999cm">
          <text:p/>
        </draw:line>
        <draw:line draw:style-name="gr1" draw:layer="layout" svg:x1="23cm" svg:y1="66.999cm" svg:x2="23cm" svg:y2="65cm">
          <text:p/>
        </draw:line>
        <draw:line draw:style-name="gr1" draw:layer="layout" svg:x1="23cm" svg:y1="65cm" svg:x2="21.999cm" svg:y2="65cm">
          <text:p/>
        </draw:line>
        <draw:line draw:style-name="gr1" draw:layer="layout" svg:x1="21.999cm" svg:y1="65cm" svg:x2="21.999cm" svg:y2="63cm">
          <text:p/>
        </draw:line>
        <draw:line draw:style-name="gr1" draw:layer="layout" svg:x1="23cm" svg:y1="63cm" svg:x2="21.999cm" svg:y2="63cm">
          <text:p/>
        </draw:line>
        <draw:line draw:style-name="gr1" draw:layer="layout" svg:x1="23cm" svg:y1="63cm" svg:x2="23cm" svg:y2="60.999cm">
          <text:p/>
        </draw:line>
        <draw:line draw:style-name="gr1" draw:layer="layout" svg:x1="23cm" svg:y1="60.999cm" svg:x2="21.999cm" svg:y2="60.999cm">
          <text:p/>
        </draw:line>
        <draw:line draw:style-name="gr1" draw:layer="layout" svg:x1="21.999cm" svg:y1="60.999cm" svg:x2="21.999cm" svg:y2="58.999cm">
          <text:p/>
        </draw:line>
        <draw:line draw:style-name="gr1" draw:layer="layout" svg:x1="23cm" svg:y1="58.999cm" svg:x2="21.999cm" svg:y2="58.999cm">
          <text:p/>
        </draw:line>
        <draw:line draw:style-name="gr1" draw:layer="layout" svg:x1="23cm" svg:y1="58.999cm" svg:x2="23cm" svg:y2="57cm">
          <text:p/>
        </draw:line>
        <draw:line draw:style-name="gr1" draw:layer="layout" svg:x1="23cm" svg:y1="57cm" svg:x2="21.999cm" svg:y2="57cm">
          <text:p/>
        </draw:line>
        <draw:line draw:style-name="gr1" draw:layer="layout" svg:x1="21.999cm" svg:y1="57cm" svg:x2="21.999cm" svg:y2="54.999cm">
          <text:p/>
        </draw:line>
        <draw:line draw:style-name="gr1" draw:layer="layout" svg:x1="23cm" svg:y1="54.999cm" svg:x2="21.999cm" svg:y2="54.999cm">
          <text:p/>
        </draw:line>
        <draw:line draw:style-name="gr1" draw:layer="layout" svg:x1="23cm" svg:y1="54.999cm" svg:x2="23cm" svg:y2="52.999cm">
          <text:p/>
        </draw:line>
        <draw:line draw:style-name="gr1" draw:layer="layout" svg:x1="23cm" svg:y1="52.999cm" svg:x2="21.999cm" svg:y2="52.999cm">
          <text:p/>
        </draw:line>
        <draw:line draw:style-name="gr1" draw:layer="layout" svg:x1="21.999cm" svg:y1="52.999cm" svg:x2="21.999cm" svg:y2="51cm">
          <text:p/>
        </draw:line>
        <draw:line draw:style-name="gr1" draw:layer="layout" svg:x1="23cm" svg:y1="51cm" svg:x2="21.999cm" svg:y2="51cm">
          <text:p/>
        </draw:line>
        <draw:line draw:style-name="gr1" draw:layer="layout" svg:x1="23cm" svg:y1="51cm" svg:x2="23cm" svg:y2="49cm">
          <text:p/>
        </draw:line>
        <draw:line draw:style-name="gr1" draw:layer="layout" svg:x1="23cm" svg:y1="49cm" svg:x2="21.999cm" svg:y2="49cm">
          <text:p/>
        </draw:line>
        <draw:line draw:style-name="gr1" draw:layer="layout" svg:x1="21.999cm" svg:y1="49cm" svg:x2="21.999cm" svg:y2="46.999cm">
          <text:p/>
        </draw:line>
        <draw:line draw:style-name="gr1" draw:layer="layout" svg:x1="24.999cm" svg:y1="68cm" svg:x2="26.08cm" svg:y2="68cm">
          <text:p/>
        </draw:line>
        <draw:line draw:style-name="gr1" draw:layer="layout" svg:x1="26.08cm" svg:y1="68cm" svg:x2="26.08cm" svg:y2="69cm">
          <text:p/>
        </draw:line>
        <draw:line draw:style-name="gr1" draw:layer="layout" svg:x1="26.08cm" svg:y1="69cm" svg:x2="28.16cm" svg:y2="69cm">
          <text:p/>
        </draw:line>
        <draw:line draw:style-name="gr1" draw:layer="layout" svg:x1="28.16cm" svg:y1="68cm" svg:x2="28.16cm" svg:y2="69cm">
          <text:p/>
        </draw:line>
        <draw:line draw:style-name="gr1" draw:layer="layout" svg:x1="28.16cm" svg:y1="68cm" svg:x2="30.24cm" svg:y2="68cm">
          <text:p/>
        </draw:line>
        <draw:line draw:style-name="gr1" draw:layer="layout" svg:x1="30.24cm" svg:y1="68cm" svg:x2="30.24cm" svg:y2="69cm">
          <text:p/>
        </draw:line>
        <draw:line draw:style-name="gr1" draw:layer="layout" svg:x1="30.24cm" svg:y1="69cm" svg:x2="32.32cm" svg:y2="69cm">
          <text:p/>
        </draw:line>
        <draw:line draw:style-name="gr1" draw:layer="layout" svg:x1="32.32cm" svg:y1="68cm" svg:x2="32.32cm" svg:y2="69cm">
          <text:p/>
        </draw:line>
        <draw:line draw:style-name="gr1" draw:layer="layout" svg:x1="32.32cm" svg:y1="68cm" svg:x2="34.4cm" svg:y2="68cm">
          <text:p/>
        </draw:line>
        <draw:line draw:style-name="gr1" draw:layer="layout" svg:x1="34.4cm" svg:y1="68cm" svg:x2="34.4cm" svg:y2="69cm">
          <text:p/>
        </draw:line>
        <draw:line draw:style-name="gr1" draw:layer="layout" svg:x1="34.4cm" svg:y1="69cm" svg:x2="36.48cm" svg:y2="69cm">
          <text:p/>
        </draw:line>
        <draw:line draw:style-name="gr1" draw:layer="layout" svg:x1="36.48cm" svg:y1="68cm" svg:x2="36.48cm" svg:y2="69cm">
          <text:p/>
        </draw:line>
        <draw:line draw:style-name="gr1" draw:layer="layout" svg:x1="36.48cm" svg:y1="68cm" svg:x2="38.56cm" svg:y2="68cm">
          <text:p/>
        </draw:line>
        <draw:line draw:style-name="gr1" draw:layer="layout" svg:x1="38.56cm" svg:y1="68cm" svg:x2="38.56cm" svg:y2="69cm">
          <text:p/>
        </draw:line>
        <draw:line draw:style-name="gr1" draw:layer="layout" svg:x1="38.56cm" svg:y1="69cm" svg:x2="40.64cm" svg:y2="69cm">
          <text:p/>
        </draw:line>
        <draw:line draw:style-name="gr1" draw:layer="layout" svg:x1="40.64cm" svg:y1="68cm" svg:x2="40.64cm" svg:y2="69cm">
          <text:p/>
        </draw:line>
        <draw:line draw:style-name="gr1" draw:layer="layout" svg:x1="40.64cm" svg:y1="68cm" svg:x2="42.719cm" svg:y2="68cm">
          <text:p/>
        </draw:line>
        <draw:line draw:style-name="gr1" draw:layer="layout" svg:x1="42.719cm" svg:y1="68cm" svg:x2="42.719cm" svg:y2="69cm">
          <text:p/>
        </draw:line>
        <draw:line draw:style-name="gr1" draw:layer="layout" svg:x1="42.719cm" svg:y1="69cm" svg:x2="44.799cm" svg:y2="69cm">
          <text:p/>
        </draw:line>
        <draw:line draw:style-name="gr1" draw:layer="layout" svg:x1="44.799cm" svg:y1="68cm" svg:x2="44.799cm" svg:y2="69cm">
          <text:p/>
        </draw:line>
        <draw:line draw:style-name="gr1" draw:layer="layout" svg:x1="44.799cm" svg:y1="68cm" svg:x2="46.879cm" svg:y2="68cm">
          <text:p/>
        </draw:line>
        <draw:line draw:style-name="gr1" draw:layer="layout" svg:x1="46.879cm" svg:y1="68cm" svg:x2="46.879cm" svg:y2="69cm">
          <text:p/>
        </draw:line>
        <draw:line draw:style-name="gr1" draw:layer="layout" svg:x1="46.879cm" svg:y1="69cm" svg:x2="48.959cm" svg:y2="69cm">
          <text:p/>
        </draw:line>
        <draw:line draw:style-name="gr1" draw:layer="layout" svg:x1="48.959cm" svg:y1="68cm" svg:x2="48.959cm" svg:y2="69cm">
          <text:p/>
        </draw:line>
        <draw:line draw:style-name="gr1" draw:layer="layout" svg:x1="48.959cm" svg:y1="68cm" svg:x2="51.039cm" svg:y2="68cm">
          <text:p/>
        </draw:line>
        <draw:line draw:style-name="gr1" draw:layer="layout" svg:x1="51.039cm" svg:y1="68cm" svg:x2="51.039cm" svg:y2="69cm">
          <text:p/>
        </draw:line>
        <draw:line draw:style-name="gr1" draw:layer="layout" svg:x1="51.039cm" svg:y1="69cm" svg:x2="53.119cm" svg:y2="69cm">
          <text:p/>
        </draw:line>
        <draw:line draw:style-name="gr1" draw:layer="layout" svg:x1="53.119cm" svg:y1="68cm" svg:x2="53.119cm" svg:y2="69cm">
          <text:p/>
        </draw:line>
        <draw:line draw:style-name="gr1" draw:layer="layout" svg:x1="53.119cm" svg:y1="68cm" svg:x2="55.199cm" svg:y2="68cm">
          <text:p/>
        </draw:line>
        <draw:line draw:style-name="gr1" draw:layer="layout" svg:x1="55.199cm" svg:y1="68cm" svg:x2="55.199cm" svg:y2="69cm">
          <text:p/>
        </draw:line>
        <draw:line draw:style-name="gr1" draw:layer="layout" svg:x1="55.199cm" svg:y1="69cm" svg:x2="57.279cm" svg:y2="69cm">
          <text:p/>
        </draw:line>
        <draw:line draw:style-name="gr1" draw:layer="layout" svg:x1="57.279cm" svg:y1="68cm" svg:x2="57.279cm" svg:y2="69cm">
          <text:p/>
        </draw:line>
        <draw:line draw:style-name="gr1" draw:layer="layout" svg:x1="57.279cm" svg:y1="68cm" svg:x2="59.36cm" svg:y2="68cm">
          <text:p/>
        </draw:line>
        <draw:line draw:style-name="gr1" draw:layer="layout" svg:x1="59.36cm" svg:y1="68cm" svg:x2="59.36cm" svg:y2="69cm">
          <text:p/>
        </draw:line>
        <draw:line draw:style-name="gr1" draw:layer="layout" svg:x1="59.36cm" svg:y1="69cm" svg:x2="61.44cm" svg:y2="69cm">
          <text:p/>
        </draw:line>
        <draw:line draw:style-name="gr1" draw:layer="layout" svg:x1="61.44cm" svg:y1="68cm" svg:x2="61.44cm" svg:y2="69cm">
          <text:p/>
        </draw:line>
        <draw:line draw:style-name="gr1" draw:layer="layout" svg:x1="61.44cm" svg:y1="68cm" svg:x2="63.52cm" svg:y2="68cm">
          <text:p/>
        </draw:line>
        <draw:line draw:style-name="gr1" draw:layer="layout" svg:x1="63.52cm" svg:y1="68cm" svg:x2="63.52cm" svg:y2="69cm">
          <text:p/>
        </draw:line>
        <draw:line draw:style-name="gr1" draw:layer="layout" svg:x1="63.52cm" svg:y1="69cm" svg:x2="65.6cm" svg:y2="69cm">
          <text:p/>
        </draw:line>
        <draw:line draw:style-name="gr1" draw:layer="layout" svg:x1="65.6cm" svg:y1="68cm" svg:x2="65.6cm" svg:y2="69cm">
          <text:p/>
        </draw:line>
        <draw:line draw:style-name="gr1" draw:layer="layout" svg:x1="65.6cm" svg:y1="68cm" svg:x2="67.68cm" svg:y2="68cm">
          <text:p/>
        </draw:line>
        <draw:line draw:style-name="gr1" draw:layer="layout" svg:x1="67.68cm" svg:y1="68cm" svg:x2="67.68cm" svg:y2="69cm">
          <text:p/>
        </draw:line>
        <draw:line draw:style-name="gr1" draw:layer="layout" svg:x1="67.68cm" svg:y1="69cm" svg:x2="69.76cm" svg:y2="69cm">
          <text:p/>
        </draw:line>
        <draw:line draw:style-name="gr1" draw:layer="layout" svg:x1="69.76cm" svg:y1="68cm" svg:x2="69.76cm" svg:y2="69cm">
          <text:p/>
        </draw:line>
        <draw:line draw:style-name="gr1" draw:layer="layout" svg:x1="69.76cm" svg:y1="68cm" svg:x2="71.84cm" svg:y2="68cm">
          <text:p/>
        </draw:line>
        <draw:line draw:style-name="gr1" draw:layer="layout" svg:x1="71.84cm" svg:y1="68cm" svg:x2="71.84cm" svg:y2="69cm">
          <text:p/>
        </draw:line>
        <draw:line draw:style-name="gr1" draw:layer="layout" svg:x1="71.84cm" svg:y1="69cm" svg:x2="73.919cm" svg:y2="69cm">
          <text:p/>
        </draw:line>
        <draw:line draw:style-name="gr1" draw:layer="layout" svg:x1="73.919cm" svg:y1="68cm" svg:x2="73.919cm" svg:y2="69cm">
          <text:p/>
        </draw:line>
        <draw:line draw:style-name="gr1" draw:layer="layout" svg:x1="73.919cm" svg:y1="68cm" svg:x2="74.999cm" svg:y2="68cm">
          <text:p/>
        </draw:line>
        <draw:line draw:style-name="gr1" draw:layer="layout" svg:x1="24.999cm" svg:y1="48cm" svg:x2="26.08cm" svg:y2="48cm">
          <text:p/>
        </draw:line>
        <draw:line draw:style-name="gr1" draw:layer="layout" svg:x1="26.08cm" svg:y1="46.999cm" svg:x2="26.08cm" svg:y2="48cm">
          <text:p/>
        </draw:line>
        <draw:line draw:style-name="gr1" draw:layer="layout" svg:x1="26.08cm" svg:y1="46.999cm" svg:x2="28.16cm" svg:y2="46.999cm">
          <text:p/>
        </draw:line>
        <draw:line draw:style-name="gr1" draw:layer="layout" svg:x1="28.16cm" svg:y1="46.999cm" svg:x2="28.16cm" svg:y2="48cm">
          <text:p/>
        </draw:line>
        <draw:line draw:style-name="gr1" draw:layer="layout" svg:x1="28.16cm" svg:y1="48cm" svg:x2="30.24cm" svg:y2="48cm">
          <text:p/>
        </draw:line>
        <draw:line draw:style-name="gr1" draw:layer="layout" svg:x1="30.24cm" svg:y1="46.999cm" svg:x2="30.24cm" svg:y2="48cm">
          <text:p/>
        </draw:line>
        <draw:line draw:style-name="gr1" draw:layer="layout" svg:x1="30.24cm" svg:y1="46.999cm" svg:x2="32.32cm" svg:y2="46.999cm">
          <text:p/>
        </draw:line>
        <draw:line draw:style-name="gr1" draw:layer="layout" svg:x1="32.32cm" svg:y1="46.999cm" svg:x2="32.32cm" svg:y2="48cm">
          <text:p/>
        </draw:line>
        <draw:line draw:style-name="gr1" draw:layer="layout" svg:x1="32.32cm" svg:y1="48cm" svg:x2="34.4cm" svg:y2="48cm">
          <text:p/>
        </draw:line>
        <draw:line draw:style-name="gr1" draw:layer="layout" svg:x1="34.4cm" svg:y1="46.999cm" svg:x2="34.4cm" svg:y2="48cm">
          <text:p/>
        </draw:line>
        <draw:line draw:style-name="gr1" draw:layer="layout" svg:x1="34.4cm" svg:y1="46.999cm" svg:x2="36.48cm" svg:y2="46.999cm">
          <text:p/>
        </draw:line>
        <draw:line draw:style-name="gr1" draw:layer="layout" svg:x1="36.48cm" svg:y1="46.999cm" svg:x2="36.48cm" svg:y2="48cm">
          <text:p/>
        </draw:line>
        <draw:line draw:style-name="gr1" draw:layer="layout" svg:x1="36.48cm" svg:y1="48cm" svg:x2="38.56cm" svg:y2="48cm">
          <text:p/>
        </draw:line>
        <draw:line draw:style-name="gr1" draw:layer="layout" svg:x1="38.56cm" svg:y1="46.999cm" svg:x2="38.56cm" svg:y2="48cm">
          <text:p/>
        </draw:line>
        <draw:line draw:style-name="gr1" draw:layer="layout" svg:x1="38.56cm" svg:y1="46.999cm" svg:x2="40.64cm" svg:y2="46.999cm">
          <text:p/>
        </draw:line>
        <draw:line draw:style-name="gr1" draw:layer="layout" svg:x1="40.64cm" svg:y1="46.999cm" svg:x2="40.64cm" svg:y2="48cm">
          <text:p/>
        </draw:line>
        <draw:line draw:style-name="gr1" draw:layer="layout" svg:x1="40.64cm" svg:y1="48cm" svg:x2="42.719cm" svg:y2="48cm">
          <text:p/>
        </draw:line>
        <draw:line draw:style-name="gr1" draw:layer="layout" svg:x1="42.719cm" svg:y1="46.999cm" svg:x2="42.719cm" svg:y2="48cm">
          <text:p/>
        </draw:line>
        <draw:line draw:style-name="gr1" draw:layer="layout" svg:x1="42.719cm" svg:y1="46.999cm" svg:x2="44.799cm" svg:y2="46.999cm">
          <text:p/>
        </draw:line>
        <draw:line draw:style-name="gr1" draw:layer="layout" svg:x1="44.799cm" svg:y1="46.999cm" svg:x2="44.799cm" svg:y2="48cm">
          <text:p/>
        </draw:line>
        <draw:line draw:style-name="gr1" draw:layer="layout" svg:x1="44.799cm" svg:y1="48cm" svg:x2="46.879cm" svg:y2="48cm">
          <text:p/>
        </draw:line>
        <draw:line draw:style-name="gr1" draw:layer="layout" svg:x1="46.879cm" svg:y1="46.999cm" svg:x2="46.879cm" svg:y2="48cm">
          <text:p/>
        </draw:line>
        <draw:line draw:style-name="gr1" draw:layer="layout" svg:x1="46.879cm" svg:y1="46.999cm" svg:x2="48.959cm" svg:y2="46.999cm">
          <text:p/>
        </draw:line>
        <draw:line draw:style-name="gr1" draw:layer="layout" svg:x1="48.959cm" svg:y1="46.999cm" svg:x2="48.959cm" svg:y2="48cm">
          <text:p/>
        </draw:line>
        <draw:line draw:style-name="gr1" draw:layer="layout" svg:x1="48.959cm" svg:y1="48cm" svg:x2="51.039cm" svg:y2="48cm">
          <text:p/>
        </draw:line>
        <draw:line draw:style-name="gr1" draw:layer="layout" svg:x1="51.039cm" svg:y1="46.999cm" svg:x2="51.039cm" svg:y2="48cm">
          <text:p/>
        </draw:line>
        <draw:line draw:style-name="gr1" draw:layer="layout" svg:x1="51.039cm" svg:y1="46.999cm" svg:x2="53.119cm" svg:y2="46.999cm">
          <text:p/>
        </draw:line>
        <draw:line draw:style-name="gr1" draw:layer="layout" svg:x1="53.119cm" svg:y1="46.999cm" svg:x2="53.119cm" svg:y2="48cm">
          <text:p/>
        </draw:line>
        <draw:line draw:style-name="gr1" draw:layer="layout" svg:x1="53.119cm" svg:y1="48cm" svg:x2="55.199cm" svg:y2="48cm">
          <text:p/>
        </draw:line>
        <draw:line draw:style-name="gr1" draw:layer="layout" svg:x1="55.199cm" svg:y1="46.999cm" svg:x2="55.199cm" svg:y2="48cm">
          <text:p/>
        </draw:line>
        <draw:line draw:style-name="gr1" draw:layer="layout" svg:x1="55.199cm" svg:y1="46.999cm" svg:x2="57.279cm" svg:y2="46.999cm">
          <text:p/>
        </draw:line>
        <draw:line draw:style-name="gr1" draw:layer="layout" svg:x1="57.279cm" svg:y1="46.999cm" svg:x2="57.279cm" svg:y2="48cm">
          <text:p/>
        </draw:line>
        <draw:line draw:style-name="gr1" draw:layer="layout" svg:x1="57.279cm" svg:y1="48cm" svg:x2="59.36cm" svg:y2="48cm">
          <text:p/>
        </draw:line>
        <draw:line draw:style-name="gr1" draw:layer="layout" svg:x1="59.36cm" svg:y1="46.999cm" svg:x2="59.36cm" svg:y2="48cm">
          <text:p/>
        </draw:line>
        <draw:line draw:style-name="gr1" draw:layer="layout" svg:x1="59.36cm" svg:y1="46.999cm" svg:x2="61.44cm" svg:y2="46.999cm">
          <text:p/>
        </draw:line>
        <draw:line draw:style-name="gr1" draw:layer="layout" svg:x1="61.44cm" svg:y1="46.999cm" svg:x2="61.44cm" svg:y2="48cm">
          <text:p/>
        </draw:line>
        <draw:line draw:style-name="gr1" draw:layer="layout" svg:x1="61.44cm" svg:y1="48cm" svg:x2="63.52cm" svg:y2="48cm">
          <text:p/>
        </draw:line>
        <draw:line draw:style-name="gr1" draw:layer="layout" svg:x1="63.52cm" svg:y1="46.999cm" svg:x2="63.52cm" svg:y2="48cm">
          <text:p/>
        </draw:line>
        <draw:line draw:style-name="gr1" draw:layer="layout" svg:x1="63.52cm" svg:y1="46.999cm" svg:x2="65.6cm" svg:y2="46.999cm">
          <text:p/>
        </draw:line>
        <draw:line draw:style-name="gr1" draw:layer="layout" svg:x1="65.6cm" svg:y1="46.999cm" svg:x2="65.6cm" svg:y2="48cm">
          <text:p/>
        </draw:line>
        <draw:line draw:style-name="gr1" draw:layer="layout" svg:x1="65.6cm" svg:y1="48cm" svg:x2="67.68cm" svg:y2="48cm">
          <text:p/>
        </draw:line>
        <draw:line draw:style-name="gr1" draw:layer="layout" svg:x1="67.68cm" svg:y1="46.999cm" svg:x2="67.68cm" svg:y2="48cm">
          <text:p/>
        </draw:line>
        <draw:line draw:style-name="gr1" draw:layer="layout" svg:x1="67.68cm" svg:y1="46.999cm" svg:x2="69.76cm" svg:y2="46.999cm">
          <text:p/>
        </draw:line>
        <draw:line draw:style-name="gr1" draw:layer="layout" svg:x1="69.76cm" svg:y1="46.999cm" svg:x2="69.76cm" svg:y2="48cm">
          <text:p/>
        </draw:line>
        <draw:line draw:style-name="gr1" draw:layer="layout" svg:x1="69.76cm" svg:y1="48cm" svg:x2="71.84cm" svg:y2="48cm">
          <text:p/>
        </draw:line>
        <draw:line draw:style-name="gr1" draw:layer="layout" svg:x1="71.84cm" svg:y1="46.999cm" svg:x2="71.84cm" svg:y2="48cm">
          <text:p/>
        </draw:line>
        <draw:line draw:style-name="gr1" draw:layer="layout" svg:x1="71.84cm" svg:y1="46.999cm" svg:x2="73.919cm" svg:y2="46.999cm">
          <text:p/>
        </draw:line>
        <draw:line draw:style-name="gr1" draw:layer="layout" svg:x1="73.919cm" svg:y1="46.999cm" svg:x2="73.919cm" svg:y2="48cm">
          <text:p/>
        </draw:line>
        <draw:line draw:style-name="gr1" draw:layer="layout" svg:x1="73.919cm" svg:y1="48cm" svg:x2="74.999cm" svg:y2="48cm">
          <text:p/>
        </draw:line>
        <draw:line draw:style-name="gr1" draw:layer="layout" svg:x1="24.999cm" svg:y1="68cm" svg:x2="24.999cm" svg:y2="66.999cm">
          <text:p/>
        </draw:line>
        <draw:line draw:style-name="gr1" draw:layer="layout" svg:x1="24.999cm" svg:y1="66.999cm" svg:x2="23.999cm" svg:y2="66.999cm">
          <text:p/>
        </draw:line>
        <draw:line draw:style-name="gr1" draw:layer="layout" svg:x1="23.999cm" svg:y1="66.999cm" svg:x2="23.999cm" svg:y2="65cm">
          <text:p/>
        </draw:line>
        <draw:line draw:style-name="gr1" draw:layer="layout" svg:x1="24.999cm" svg:y1="65cm" svg:x2="23.999cm" svg:y2="65cm">
          <text:p/>
        </draw:line>
        <draw:line draw:style-name="gr1" draw:layer="layout" svg:x1="24.999cm" svg:y1="65cm" svg:x2="24.999cm" svg:y2="63cm">
          <text:p/>
        </draw:line>
        <draw:line draw:style-name="gr1" draw:layer="layout" svg:x1="24.999cm" svg:y1="63cm" svg:x2="23.999cm" svg:y2="63cm">
          <text:p/>
        </draw:line>
        <draw:line draw:style-name="gr1" draw:layer="layout" svg:x1="23.999cm" svg:y1="63cm" svg:x2="23.999cm" svg:y2="60.999cm">
          <text:p/>
        </draw:line>
        <draw:line draw:style-name="gr1" draw:layer="layout" svg:x1="24.999cm" svg:y1="60.999cm" svg:x2="23.999cm" svg:y2="60.999cm">
          <text:p/>
        </draw:line>
        <draw:line draw:style-name="gr1" draw:layer="layout" svg:x1="24.999cm" svg:y1="60.999cm" svg:x2="24.999cm" svg:y2="58.999cm">
          <text:p/>
        </draw:line>
        <draw:line draw:style-name="gr1" draw:layer="layout" svg:x1="24.999cm" svg:y1="58.999cm" svg:x2="23.999cm" svg:y2="58.999cm">
          <text:p/>
        </draw:line>
        <draw:line draw:style-name="gr1" draw:layer="layout" svg:x1="23.999cm" svg:y1="58.999cm" svg:x2="23.999cm" svg:y2="57cm">
          <text:p/>
        </draw:line>
        <draw:line draw:style-name="gr1" draw:layer="layout" svg:x1="24.999cm" svg:y1="57cm" svg:x2="23.999cm" svg:y2="57cm">
          <text:p/>
        </draw:line>
        <draw:line draw:style-name="gr1" draw:layer="layout" svg:x1="24.999cm" svg:y1="57cm" svg:x2="24.999cm" svg:y2="54.999cm">
          <text:p/>
        </draw:line>
        <draw:line draw:style-name="gr1" draw:layer="layout" svg:x1="24.999cm" svg:y1="54.999cm" svg:x2="23.999cm" svg:y2="54.999cm">
          <text:p/>
        </draw:line>
        <draw:line draw:style-name="gr1" draw:layer="layout" svg:x1="23.999cm" svg:y1="54.999cm" svg:x2="23.999cm" svg:y2="52.999cm">
          <text:p/>
        </draw:line>
        <draw:line draw:style-name="gr1" draw:layer="layout" svg:x1="24.999cm" svg:y1="52.999cm" svg:x2="23.999cm" svg:y2="52.999cm">
          <text:p/>
        </draw:line>
        <draw:line draw:style-name="gr1" draw:layer="layout" svg:x1="24.999cm" svg:y1="52.999cm" svg:x2="24.999cm" svg:y2="51cm">
          <text:p/>
        </draw:line>
        <draw:line draw:style-name="gr1" draw:layer="layout" svg:x1="24.999cm" svg:y1="51cm" svg:x2="23.999cm" svg:y2="51cm">
          <text:p/>
        </draw:line>
        <draw:line draw:style-name="gr1" draw:layer="layout" svg:x1="23.999cm" svg:y1="51cm" svg:x2="23.999cm" svg:y2="49cm">
          <text:p/>
        </draw:line>
        <draw:line draw:style-name="gr1" draw:layer="layout" svg:x1="24.999cm" svg:y1="49cm" svg:x2="23.999cm" svg:y2="49cm">
          <text:p/>
        </draw:line>
        <draw:line draw:style-name="gr1" draw:layer="layout" svg:x1="24.999cm" svg:y1="49cm" svg:x2="24.999cm" svg:y2="48cm">
          <text:p/>
        </draw:line>
        <draw:line draw:style-name="gr1" draw:layer="layout" svg:x1="74.999cm" svg:y1="68cm" svg:x2="74.999cm" svg:y2="66.999cm">
          <text:p/>
        </draw:line>
        <draw:line draw:style-name="gr1" draw:layer="layout" svg:x1="75.999cm" svg:y1="66.999cm" svg:x2="74.999cm" svg:y2="66.999cm">
          <text:p/>
        </draw:line>
        <draw:line draw:style-name="gr1" draw:layer="layout" svg:x1="75.999cm" svg:y1="66.999cm" svg:x2="75.999cm" svg:y2="65cm">
          <text:p/>
        </draw:line>
        <draw:line draw:style-name="gr1" draw:layer="layout" svg:x1="75.999cm" svg:y1="65cm" svg:x2="74.999cm" svg:y2="65cm">
          <text:p/>
        </draw:line>
        <draw:line draw:style-name="gr1" draw:layer="layout" svg:x1="74.999cm" svg:y1="65cm" svg:x2="74.999cm" svg:y2="63cm">
          <text:p/>
        </draw:line>
        <draw:line draw:style-name="gr1" draw:layer="layout" svg:x1="75.999cm" svg:y1="63cm" svg:x2="74.999cm" svg:y2="63cm">
          <text:p/>
        </draw:line>
        <draw:line draw:style-name="gr1" draw:layer="layout" svg:x1="75.999cm" svg:y1="63cm" svg:x2="75.999cm" svg:y2="60.999cm">
          <text:p/>
        </draw:line>
        <draw:line draw:style-name="gr1" draw:layer="layout" svg:x1="75.999cm" svg:y1="60.999cm" svg:x2="74.999cm" svg:y2="60.999cm">
          <text:p/>
        </draw:line>
        <draw:line draw:style-name="gr1" draw:layer="layout" svg:x1="74.999cm" svg:y1="60.999cm" svg:x2="74.999cm" svg:y2="58.999cm">
          <text:p/>
        </draw:line>
        <draw:line draw:style-name="gr1" draw:layer="layout" svg:x1="75.999cm" svg:y1="58.999cm" svg:x2="74.999cm" svg:y2="58.999cm">
          <text:p/>
        </draw:line>
        <draw:line draw:style-name="gr1" draw:layer="layout" svg:x1="75.999cm" svg:y1="58.999cm" svg:x2="75.999cm" svg:y2="57cm">
          <text:p/>
        </draw:line>
        <draw:line draw:style-name="gr1" draw:layer="layout" svg:x1="75.999cm" svg:y1="57cm" svg:x2="74.999cm" svg:y2="57cm">
          <text:p/>
        </draw:line>
        <draw:line draw:style-name="gr1" draw:layer="layout" svg:x1="74.999cm" svg:y1="57cm" svg:x2="74.999cm" svg:y2="54.999cm">
          <text:p/>
        </draw:line>
        <draw:line draw:style-name="gr1" draw:layer="layout" svg:x1="75.999cm" svg:y1="54.999cm" svg:x2="74.999cm" svg:y2="54.999cm">
          <text:p/>
        </draw:line>
        <draw:line draw:style-name="gr1" draw:layer="layout" svg:x1="75.999cm" svg:y1="54.999cm" svg:x2="75.999cm" svg:y2="52.999cm">
          <text:p/>
        </draw:line>
        <draw:line draw:style-name="gr1" draw:layer="layout" svg:x1="75.999cm" svg:y1="52.999cm" svg:x2="74.999cm" svg:y2="52.999cm">
          <text:p/>
        </draw:line>
        <draw:line draw:style-name="gr1" draw:layer="layout" svg:x1="74.999cm" svg:y1="52.999cm" svg:x2="74.999cm" svg:y2="51cm">
          <text:p/>
        </draw:line>
        <draw:line draw:style-name="gr1" draw:layer="layout" svg:x1="75.999cm" svg:y1="51cm" svg:x2="74.999cm" svg:y2="51cm">
          <text:p/>
        </draw:line>
        <draw:line draw:style-name="gr1" draw:layer="layout" svg:x1="75.999cm" svg:y1="51cm" svg:x2="75.999cm" svg:y2="49cm">
          <text:p/>
        </draw:line>
        <draw:line draw:style-name="gr1" draw:layer="layout" svg:x1="75.999cm" svg:y1="49cm" svg:x2="74.999cm" svg:y2="49cm">
          <text:p/>
        </draw:line>
        <draw:line draw:style-name="gr1" draw:layer="layout" svg:x1="74.999cm" svg:y1="49cm" svg:x2="74.999cm" svg:y2="48cm">
          <text:p/>
        </draw:line>
        <draw:line draw:style-name="gr1" draw:layer="layout" svg:x1="77cm" svg:y1="69cm" svg:x2="78.999cm" svg:y2="69cm">
          <text:p/>
        </draw:line>
        <draw:line draw:style-name="gr1" draw:layer="layout" svg:x1="78.999cm" svg:y1="68cm" svg:x2="78.999cm" svg:y2="69cm">
          <text:p/>
        </draw:line>
        <draw:line draw:style-name="gr1" draw:layer="layout" svg:x1="78.999cm" svg:y1="68cm" svg:x2="80.999cm" svg:y2="68cm">
          <text:p/>
        </draw:line>
        <draw:line draw:style-name="gr1" draw:layer="layout" svg:x1="80.999cm" svg:y1="68cm" svg:x2="80.999cm" svg:y2="69cm">
          <text:p/>
        </draw:line>
        <draw:line draw:style-name="gr1" draw:layer="layout" svg:x1="80.999cm" svg:y1="69cm" svg:x2="83cm" svg:y2="69cm">
          <text:p/>
        </draw:line>
        <draw:line draw:style-name="gr1" draw:layer="layout" svg:x1="83cm" svg:y1="68cm" svg:x2="83cm" svg:y2="69cm">
          <text:p/>
        </draw:line>
        <draw:line draw:style-name="gr1" draw:layer="layout" svg:x1="83cm" svg:y1="68cm" svg:x2="85cm" svg:y2="68cm">
          <text:p/>
        </draw:line>
        <draw:line draw:style-name="gr1" draw:layer="layout" svg:x1="85cm" svg:y1="68cm" svg:x2="85cm" svg:y2="69cm">
          <text:p/>
        </draw:line>
        <draw:line draw:style-name="gr1" draw:layer="layout" svg:x1="85cm" svg:y1="69cm" svg:x2="86.999cm" svg:y2="69cm">
          <text:p/>
        </draw:line>
        <draw:line draw:style-name="gr1" draw:layer="layout" svg:x1="86.999cm" svg:y1="68cm" svg:x2="86.999cm" svg:y2="69cm">
          <text:p/>
        </draw:line>
        <draw:line draw:style-name="gr1" draw:layer="layout" svg:x1="86.999cm" svg:y1="68cm" svg:x2="88.999cm" svg:y2="68cm">
          <text:p/>
        </draw:line>
        <draw:line draw:style-name="gr1" draw:layer="layout" svg:x1="88.999cm" svg:y1="68cm" svg:x2="88.999cm" svg:y2="69cm">
          <text:p/>
        </draw:line>
        <draw:line draw:style-name="gr1" draw:layer="layout" svg:x1="88.999cm" svg:y1="69cm" svg:x2="91cm" svg:y2="69cm">
          <text:p/>
        </draw:line>
        <draw:line draw:style-name="gr1" draw:layer="layout" svg:x1="91cm" svg:y1="68cm" svg:x2="91cm" svg:y2="69cm">
          <text:p/>
        </draw:line>
        <draw:line draw:style-name="gr1" draw:layer="layout" svg:x1="91cm" svg:y1="68cm" svg:x2="92.999cm" svg:y2="68cm">
          <text:p/>
        </draw:line>
        <draw:line draw:style-name="gr1" draw:layer="layout" svg:x1="92.999cm" svg:y1="68cm" svg:x2="92.999cm" svg:y2="69cm">
          <text:p/>
        </draw:line>
        <draw:line draw:style-name="gr1" draw:layer="layout" svg:x1="92.999cm" svg:y1="69cm" svg:x2="94.999cm" svg:y2="69cm">
          <text:p/>
        </draw:line>
        <draw:line draw:style-name="gr1" draw:layer="layout" svg:x1="94.999cm" svg:y1="68cm" svg:x2="94.999cm" svg:y2="69cm">
          <text:p/>
        </draw:line>
        <draw:line draw:style-name="gr1" draw:layer="layout" svg:x1="94.999cm" svg:y1="68cm" svg:x2="97cm" svg:y2="68cm">
          <text:p/>
        </draw:line>
        <draw:line draw:style-name="gr1" draw:layer="layout" svg:x1="97cm" svg:y1="68cm" svg:x2="97cm" svg:y2="69cm">
          <text:p/>
        </draw:line>
        <draw:line draw:style-name="gr1" draw:layer="layout" svg:x1="97cm" svg:y1="69cm" svg:x2="97.999cm" svg:y2="69cm">
          <text:p/>
        </draw:line>
        <draw:line draw:style-name="gr1" draw:layer="layout" svg:x1="77cm" svg:y1="46.999cm" svg:x2="78.999cm" svg:y2="46.999cm">
          <text:p/>
        </draw:line>
        <draw:line draw:style-name="gr1" draw:layer="layout" svg:x1="78.999cm" svg:y1="46.999cm" svg:x2="78.999cm" svg:y2="48cm">
          <text:p/>
        </draw:line>
        <draw:line draw:style-name="gr1" draw:layer="layout" svg:x1="78.999cm" svg:y1="48cm" svg:x2="80.999cm" svg:y2="48cm">
          <text:p/>
        </draw:line>
        <draw:line draw:style-name="gr1" draw:layer="layout" svg:x1="80.999cm" svg:y1="46.999cm" svg:x2="80.999cm" svg:y2="48cm">
          <text:p/>
        </draw:line>
        <draw:line draw:style-name="gr1" draw:layer="layout" svg:x1="80.999cm" svg:y1="46.999cm" svg:x2="83cm" svg:y2="46.999cm">
          <text:p/>
        </draw:line>
        <draw:line draw:style-name="gr1" draw:layer="layout" svg:x1="83cm" svg:y1="46.999cm" svg:x2="83cm" svg:y2="48cm">
          <text:p/>
        </draw:line>
        <draw:line draw:style-name="gr1" draw:layer="layout" svg:x1="83cm" svg:y1="48cm" svg:x2="85cm" svg:y2="48cm">
          <text:p/>
        </draw:line>
        <draw:line draw:style-name="gr1" draw:layer="layout" svg:x1="85cm" svg:y1="46.999cm" svg:x2="85cm" svg:y2="48cm">
          <text:p/>
        </draw:line>
        <draw:line draw:style-name="gr1" draw:layer="layout" svg:x1="85cm" svg:y1="46.999cm" svg:x2="86.999cm" svg:y2="46.999cm">
          <text:p/>
        </draw:line>
        <draw:line draw:style-name="gr1" draw:layer="layout" svg:x1="86.999cm" svg:y1="46.999cm" svg:x2="86.999cm" svg:y2="48cm">
          <text:p/>
        </draw:line>
        <draw:line draw:style-name="gr1" draw:layer="layout" svg:x1="86.999cm" svg:y1="48cm" svg:x2="88.999cm" svg:y2="48cm">
          <text:p/>
        </draw:line>
        <draw:line draw:style-name="gr1" draw:layer="layout" svg:x1="88.999cm" svg:y1="46.999cm" svg:x2="88.999cm" svg:y2="48cm">
          <text:p/>
        </draw:line>
        <draw:line draw:style-name="gr1" draw:layer="layout" svg:x1="88.999cm" svg:y1="46.999cm" svg:x2="91cm" svg:y2="46.999cm">
          <text:p/>
        </draw:line>
        <draw:line draw:style-name="gr1" draw:layer="layout" svg:x1="91cm" svg:y1="46.999cm" svg:x2="91cm" svg:y2="48cm">
          <text:p/>
        </draw:line>
        <draw:line draw:style-name="gr1" draw:layer="layout" svg:x1="91cm" svg:y1="48cm" svg:x2="92.999cm" svg:y2="48cm">
          <text:p/>
        </draw:line>
        <draw:line draw:style-name="gr1" draw:layer="layout" svg:x1="92.999cm" svg:y1="46.999cm" svg:x2="92.999cm" svg:y2="48cm">
          <text:p/>
        </draw:line>
        <draw:line draw:style-name="gr1" draw:layer="layout" svg:x1="92.999cm" svg:y1="46.999cm" svg:x2="94.999cm" svg:y2="46.999cm">
          <text:p/>
        </draw:line>
        <draw:line draw:style-name="gr1" draw:layer="layout" svg:x1="94.999cm" svg:y1="46.999cm" svg:x2="94.999cm" svg:y2="48cm">
          <text:p/>
        </draw:line>
        <draw:line draw:style-name="gr1" draw:layer="layout" svg:x1="94.999cm" svg:y1="48cm" svg:x2="97cm" svg:y2="48cm">
          <text:p/>
        </draw:line>
        <draw:line draw:style-name="gr1" draw:layer="layout" svg:x1="97cm" svg:y1="46.999cm" svg:x2="97cm" svg:y2="48cm">
          <text:p/>
        </draw:line>
        <draw:line draw:style-name="gr1" draw:layer="layout" svg:x1="97cm" svg:y1="46.999cm" svg:x2="97.999cm" svg:y2="46.999cm">
          <text:p/>
        </draw:line>
        <draw:line draw:style-name="gr1" draw:layer="layout" svg:x1="77cm" svg:y1="69cm" svg:x2="77cm" svg:y2="66.999cm">
          <text:p/>
        </draw:line>
        <draw:line draw:style-name="gr1" draw:layer="layout" svg:x1="77.999cm" svg:y1="66.999cm" svg:x2="77cm" svg:y2="66.999cm">
          <text:p/>
        </draw:line>
        <draw:line draw:style-name="gr1" draw:layer="layout" svg:x1="77.999cm" svg:y1="66.999cm" svg:x2="77.999cm" svg:y2="65cm">
          <text:p/>
        </draw:line>
        <draw:line draw:style-name="gr1" draw:layer="layout" svg:x1="77.999cm" svg:y1="65cm" svg:x2="77cm" svg:y2="65cm">
          <text:p/>
        </draw:line>
        <draw:line draw:style-name="gr1" draw:layer="layout" svg:x1="77cm" svg:y1="65cm" svg:x2="77cm" svg:y2="63cm">
          <text:p/>
        </draw:line>
        <draw:line draw:style-name="gr1" draw:layer="layout" svg:x1="77.999cm" svg:y1="63cm" svg:x2="77cm" svg:y2="63cm">
          <text:p/>
        </draw:line>
        <draw:line draw:style-name="gr1" draw:layer="layout" svg:x1="77.999cm" svg:y1="63cm" svg:x2="77.999cm" svg:y2="60.999cm">
          <text:p/>
        </draw:line>
        <draw:line draw:style-name="gr1" draw:layer="layout" svg:x1="77.999cm" svg:y1="60.999cm" svg:x2="77cm" svg:y2="60.999cm">
          <text:p/>
        </draw:line>
        <draw:line draw:style-name="gr1" draw:layer="layout" svg:x1="77cm" svg:y1="60.999cm" svg:x2="77cm" svg:y2="58.999cm">
          <text:p/>
        </draw:line>
        <draw:line draw:style-name="gr1" draw:layer="layout" svg:x1="77.999cm" svg:y1="58.999cm" svg:x2="77cm" svg:y2="58.999cm">
          <text:p/>
        </draw:line>
        <draw:line draw:style-name="gr1" draw:layer="layout" svg:x1="77.999cm" svg:y1="58.999cm" svg:x2="77.999cm" svg:y2="57cm">
          <text:p/>
        </draw:line>
        <draw:line draw:style-name="gr1" draw:layer="layout" svg:x1="77.999cm" svg:y1="57cm" svg:x2="77cm" svg:y2="57cm">
          <text:p/>
        </draw:line>
        <draw:line draw:style-name="gr1" draw:layer="layout" svg:x1="77cm" svg:y1="57cm" svg:x2="77cm" svg:y2="54.999cm">
          <text:p/>
        </draw:line>
        <draw:line draw:style-name="gr1" draw:layer="layout" svg:x1="77.999cm" svg:y1="54.999cm" svg:x2="77cm" svg:y2="54.999cm">
          <text:p/>
        </draw:line>
        <draw:line draw:style-name="gr1" draw:layer="layout" svg:x1="77.999cm" svg:y1="54.999cm" svg:x2="77.999cm" svg:y2="52.999cm">
          <text:p/>
        </draw:line>
        <draw:line draw:style-name="gr1" draw:layer="layout" svg:x1="77.999cm" svg:y1="52.999cm" svg:x2="77cm" svg:y2="52.999cm">
          <text:p/>
        </draw:line>
        <draw:line draw:style-name="gr1" draw:layer="layout" svg:x1="77cm" svg:y1="52.999cm" svg:x2="77cm" svg:y2="51cm">
          <text:p/>
        </draw:line>
        <draw:line draw:style-name="gr1" draw:layer="layout" svg:x1="77.999cm" svg:y1="51cm" svg:x2="77cm" svg:y2="51cm">
          <text:p/>
        </draw:line>
        <draw:line draw:style-name="gr1" draw:layer="layout" svg:x1="77.999cm" svg:y1="51cm" svg:x2="77.999cm" svg:y2="49cm">
          <text:p/>
        </draw:line>
        <draw:line draw:style-name="gr1" draw:layer="layout" svg:x1="77.999cm" svg:y1="49cm" svg:x2="77cm" svg:y2="49cm">
          <text:p/>
        </draw:line>
        <draw:line draw:style-name="gr1" draw:layer="layout" svg:x1="77cm" svg:y1="49cm" svg:x2="77cm" svg:y2="46.999cm">
          <text:p/>
        </draw:line>
        <draw:line draw:style-name="gr1" draw:layer="layout" svg:x1="97.999cm" svg:y1="69cm" svg:x2="97.999cm" svg:y2="66.999cm">
          <text:p/>
        </draw:line>
        <draw:line draw:style-name="gr1" draw:layer="layout" svg:x1="99cm" svg:y1="66.999cm" svg:x2="97.999cm" svg:y2="66.999cm">
          <text:p/>
        </draw:line>
        <draw:line draw:style-name="gr1" draw:layer="layout" svg:x1="99cm" svg:y1="66.999cm" svg:x2="99cm" svg:y2="65cm">
          <text:p/>
        </draw:line>
        <draw:line draw:style-name="gr1" draw:layer="layout" svg:x1="99cm" svg:y1="65cm" svg:x2="97.999cm" svg:y2="65cm">
          <text:p/>
        </draw:line>
        <draw:line draw:style-name="gr1" draw:layer="layout" svg:x1="97.999cm" svg:y1="65cm" svg:x2="97.999cm" svg:y2="63cm">
          <text:p/>
        </draw:line>
        <draw:line draw:style-name="gr1" draw:layer="layout" svg:x1="99cm" svg:y1="63cm" svg:x2="97.999cm" svg:y2="63cm">
          <text:p/>
        </draw:line>
        <draw:line draw:style-name="gr1" draw:layer="layout" svg:x1="99cm" svg:y1="63cm" svg:x2="99cm" svg:y2="60.999cm">
          <text:p/>
        </draw:line>
        <draw:line draw:style-name="gr1" draw:layer="layout" svg:x1="99cm" svg:y1="60.999cm" svg:x2="97.999cm" svg:y2="60.999cm">
          <text:p/>
        </draw:line>
        <draw:line draw:style-name="gr1" draw:layer="layout" svg:x1="97.999cm" svg:y1="60.999cm" svg:x2="97.999cm" svg:y2="58.999cm">
          <text:p/>
        </draw:line>
        <draw:line draw:style-name="gr1" draw:layer="layout" svg:x1="99cm" svg:y1="58.999cm" svg:x2="97.999cm" svg:y2="58.999cm">
          <text:p/>
        </draw:line>
        <draw:line draw:style-name="gr1" draw:layer="layout" svg:x1="99cm" svg:y1="58.999cm" svg:x2="99cm" svg:y2="57cm">
          <text:p/>
        </draw:line>
        <draw:line draw:style-name="gr1" draw:layer="layout" svg:x1="99cm" svg:y1="57cm" svg:x2="97.999cm" svg:y2="57cm">
          <text:p/>
        </draw:line>
        <draw:line draw:style-name="gr1" draw:layer="layout" svg:x1="97.999cm" svg:y1="57cm" svg:x2="97.999cm" svg:y2="54.999cm">
          <text:p/>
        </draw:line>
        <draw:line draw:style-name="gr1" draw:layer="layout" svg:x1="99cm" svg:y1="54.999cm" svg:x2="97.999cm" svg:y2="54.999cm">
          <text:p/>
        </draw:line>
        <draw:line draw:style-name="gr1" draw:layer="layout" svg:x1="99cm" svg:y1="54.999cm" svg:x2="99cm" svg:y2="52.999cm">
          <text:p/>
        </draw:line>
        <draw:line draw:style-name="gr1" draw:layer="layout" svg:x1="99cm" svg:y1="52.999cm" svg:x2="97.999cm" svg:y2="52.999cm">
          <text:p/>
        </draw:line>
        <draw:line draw:style-name="gr1" draw:layer="layout" svg:x1="97.999cm" svg:y1="52.999cm" svg:x2="97.999cm" svg:y2="51cm">
          <text:p/>
        </draw:line>
        <draw:line draw:style-name="gr1" draw:layer="layout" svg:x1="99cm" svg:y1="51cm" svg:x2="97.999cm" svg:y2="51cm">
          <text:p/>
        </draw:line>
        <draw:line draw:style-name="gr1" draw:layer="layout" svg:x1="99cm" svg:y1="51cm" svg:x2="99cm" svg:y2="49cm">
          <text:p/>
        </draw:line>
        <draw:line draw:style-name="gr1" draw:layer="layout" svg:x1="99cm" svg:y1="49cm" svg:x2="97.999cm" svg:y2="49cm">
          <text:p/>
        </draw:line>
        <draw:line draw:style-name="gr1" draw:layer="layout" svg:x1="97.999cm" svg:y1="49cm" svg:x2="97.999cm" svg:y2="46.999cm">
          <text:p/>
        </draw:line>
        <draw:line draw:style-name="gr1" draw:layer="layout" svg:x1="23.999cm" svg:y1="46cm" svg:x2="26.08cm" svg:y2="46cm">
          <text:p/>
        </draw:line>
        <draw:line draw:style-name="gr1" draw:layer="layout" svg:x1="26.08cm" svg:y1="44.999cm" svg:x2="26.08cm" svg:y2="46cm">
          <text:p/>
        </draw:line>
        <draw:line draw:style-name="gr1" draw:layer="layout" svg:x1="26.08cm" svg:y1="44.999cm" svg:x2="28.16cm" svg:y2="44.999cm">
          <text:p/>
        </draw:line>
        <draw:line draw:style-name="gr1" draw:layer="layout" svg:x1="28.16cm" svg:y1="44.999cm" svg:x2="28.16cm" svg:y2="46cm">
          <text:p/>
        </draw:line>
        <draw:line draw:style-name="gr1" draw:layer="layout" svg:x1="28.16cm" svg:y1="46cm" svg:x2="30.24cm" svg:y2="46cm">
          <text:p/>
        </draw:line>
        <draw:line draw:style-name="gr1" draw:layer="layout" svg:x1="30.24cm" svg:y1="44.999cm" svg:x2="30.24cm" svg:y2="46cm">
          <text:p/>
        </draw:line>
        <draw:line draw:style-name="gr1" draw:layer="layout" svg:x1="30.24cm" svg:y1="44.999cm" svg:x2="32.32cm" svg:y2="44.999cm">
          <text:p/>
        </draw:line>
        <draw:line draw:style-name="gr1" draw:layer="layout" svg:x1="32.32cm" svg:y1="44.999cm" svg:x2="32.32cm" svg:y2="46cm">
          <text:p/>
        </draw:line>
        <draw:line draw:style-name="gr1" draw:layer="layout" svg:x1="32.32cm" svg:y1="46cm" svg:x2="34.4cm" svg:y2="46cm">
          <text:p/>
        </draw:line>
        <draw:line draw:style-name="gr1" draw:layer="layout" svg:x1="34.4cm" svg:y1="44.999cm" svg:x2="34.4cm" svg:y2="46cm">
          <text:p/>
        </draw:line>
        <draw:line draw:style-name="gr1" draw:layer="layout" svg:x1="34.4cm" svg:y1="44.999cm" svg:x2="36.48cm" svg:y2="44.999cm">
          <text:p/>
        </draw:line>
        <draw:line draw:style-name="gr1" draw:layer="layout" svg:x1="36.48cm" svg:y1="44.999cm" svg:x2="36.48cm" svg:y2="46cm">
          <text:p/>
        </draw:line>
        <draw:line draw:style-name="gr1" draw:layer="layout" svg:x1="36.48cm" svg:y1="46cm" svg:x2="38.56cm" svg:y2="46cm">
          <text:p/>
        </draw:line>
        <draw:line draw:style-name="gr1" draw:layer="layout" svg:x1="38.56cm" svg:y1="44.999cm" svg:x2="38.56cm" svg:y2="46cm">
          <text:p/>
        </draw:line>
        <draw:line draw:style-name="gr1" draw:layer="layout" svg:x1="38.56cm" svg:y1="44.999cm" svg:x2="40.64cm" svg:y2="44.999cm">
          <text:p/>
        </draw:line>
        <draw:line draw:style-name="gr1" draw:layer="layout" svg:x1="40.64cm" svg:y1="44.999cm" svg:x2="40.64cm" svg:y2="46cm">
          <text:p/>
        </draw:line>
        <draw:line draw:style-name="gr1" draw:layer="layout" svg:x1="40.64cm" svg:y1="46cm" svg:x2="42.719cm" svg:y2="46cm">
          <text:p/>
        </draw:line>
        <draw:line draw:style-name="gr1" draw:layer="layout" svg:x1="42.719cm" svg:y1="44.999cm" svg:x2="42.719cm" svg:y2="46cm">
          <text:p/>
        </draw:line>
        <draw:line draw:style-name="gr1" draw:layer="layout" svg:x1="42.719cm" svg:y1="44.999cm" svg:x2="44.799cm" svg:y2="44.999cm">
          <text:p/>
        </draw:line>
        <draw:line draw:style-name="gr1" draw:layer="layout" svg:x1="44.799cm" svg:y1="44.999cm" svg:x2="44.799cm" svg:y2="46cm">
          <text:p/>
        </draw:line>
        <draw:line draw:style-name="gr1" draw:layer="layout" svg:x1="44.799cm" svg:y1="46cm" svg:x2="46.879cm" svg:y2="46cm">
          <text:p/>
        </draw:line>
        <draw:line draw:style-name="gr1" draw:layer="layout" svg:x1="46.879cm" svg:y1="44.999cm" svg:x2="46.879cm" svg:y2="46cm">
          <text:p/>
        </draw:line>
        <draw:line draw:style-name="gr1" draw:layer="layout" svg:x1="46.879cm" svg:y1="44.999cm" svg:x2="48.959cm" svg:y2="44.999cm">
          <text:p/>
        </draw:line>
        <draw:line draw:style-name="gr1" draw:layer="layout" svg:x1="48.959cm" svg:y1="44.999cm" svg:x2="48.959cm" svg:y2="46cm">
          <text:p/>
        </draw:line>
        <draw:line draw:style-name="gr1" draw:layer="layout" svg:x1="48.959cm" svg:y1="46cm" svg:x2="51.039cm" svg:y2="46cm">
          <text:p/>
        </draw:line>
        <draw:line draw:style-name="gr1" draw:layer="layout" svg:x1="51.039cm" svg:y1="44.999cm" svg:x2="51.039cm" svg:y2="46cm">
          <text:p/>
        </draw:line>
        <draw:line draw:style-name="gr1" draw:layer="layout" svg:x1="51.039cm" svg:y1="44.999cm" svg:x2="53.119cm" svg:y2="44.999cm">
          <text:p/>
        </draw:line>
        <draw:line draw:style-name="gr1" draw:layer="layout" svg:x1="53.119cm" svg:y1="44.999cm" svg:x2="53.119cm" svg:y2="46cm">
          <text:p/>
        </draw:line>
        <draw:line draw:style-name="gr1" draw:layer="layout" svg:x1="53.119cm" svg:y1="46cm" svg:x2="55.199cm" svg:y2="46cm">
          <text:p/>
        </draw:line>
        <draw:line draw:style-name="gr1" draw:layer="layout" svg:x1="55.199cm" svg:y1="44.999cm" svg:x2="55.199cm" svg:y2="46cm">
          <text:p/>
        </draw:line>
        <draw:line draw:style-name="gr1" draw:layer="layout" svg:x1="55.199cm" svg:y1="44.999cm" svg:x2="57.279cm" svg:y2="44.999cm">
          <text:p/>
        </draw:line>
        <draw:line draw:style-name="gr1" draw:layer="layout" svg:x1="57.279cm" svg:y1="44.999cm" svg:x2="57.279cm" svg:y2="46cm">
          <text:p/>
        </draw:line>
        <draw:line draw:style-name="gr1" draw:layer="layout" svg:x1="57.279cm" svg:y1="46cm" svg:x2="59.36cm" svg:y2="46cm">
          <text:p/>
        </draw:line>
        <draw:line draw:style-name="gr1" draw:layer="layout" svg:x1="59.36cm" svg:y1="44.999cm" svg:x2="59.36cm" svg:y2="46cm">
          <text:p/>
        </draw:line>
        <draw:line draw:style-name="gr1" draw:layer="layout" svg:x1="59.36cm" svg:y1="44.999cm" svg:x2="61.44cm" svg:y2="44.999cm">
          <text:p/>
        </draw:line>
        <draw:line draw:style-name="gr1" draw:layer="layout" svg:x1="61.44cm" svg:y1="44.999cm" svg:x2="61.44cm" svg:y2="46cm">
          <text:p/>
        </draw:line>
        <draw:line draw:style-name="gr1" draw:layer="layout" svg:x1="61.44cm" svg:y1="46cm" svg:x2="63.52cm" svg:y2="46cm">
          <text:p/>
        </draw:line>
        <draw:line draw:style-name="gr1" draw:layer="layout" svg:x1="63.52cm" svg:y1="44.999cm" svg:x2="63.52cm" svg:y2="46cm">
          <text:p/>
        </draw:line>
        <draw:line draw:style-name="gr1" draw:layer="layout" svg:x1="63.52cm" svg:y1="44.999cm" svg:x2="65.6cm" svg:y2="44.999cm">
          <text:p/>
        </draw:line>
        <draw:line draw:style-name="gr1" draw:layer="layout" svg:x1="65.6cm" svg:y1="44.999cm" svg:x2="65.6cm" svg:y2="46cm">
          <text:p/>
        </draw:line>
        <draw:line draw:style-name="gr1" draw:layer="layout" svg:x1="65.6cm" svg:y1="46cm" svg:x2="67.68cm" svg:y2="46cm">
          <text:p/>
        </draw:line>
        <draw:line draw:style-name="gr1" draw:layer="layout" svg:x1="67.68cm" svg:y1="44.999cm" svg:x2="67.68cm" svg:y2="46cm">
          <text:p/>
        </draw:line>
        <draw:line draw:style-name="gr1" draw:layer="layout" svg:x1="67.68cm" svg:y1="44.999cm" svg:x2="69.76cm" svg:y2="44.999cm">
          <text:p/>
        </draw:line>
        <draw:line draw:style-name="gr1" draw:layer="layout" svg:x1="69.76cm" svg:y1="44.999cm" svg:x2="69.76cm" svg:y2="46cm">
          <text:p/>
        </draw:line>
        <draw:line draw:style-name="gr1" draw:layer="layout" svg:x1="69.76cm" svg:y1="46cm" svg:x2="71.84cm" svg:y2="46cm">
          <text:p/>
        </draw:line>
        <draw:line draw:style-name="gr1" draw:layer="layout" svg:x1="71.84cm" svg:y1="44.999cm" svg:x2="71.84cm" svg:y2="46cm">
          <text:p/>
        </draw:line>
        <draw:line draw:style-name="gr1" draw:layer="layout" svg:x1="71.84cm" svg:y1="44.999cm" svg:x2="73.919cm" svg:y2="44.999cm">
          <text:p/>
        </draw:line>
        <draw:line draw:style-name="gr1" draw:layer="layout" svg:x1="73.919cm" svg:y1="44.999cm" svg:x2="73.919cm" svg:y2="46cm">
          <text:p/>
        </draw:line>
        <draw:line draw:style-name="gr1" draw:layer="layout" svg:x1="73.919cm" svg:y1="46cm" svg:x2="74.999cm" svg:y2="46cm">
          <text:p/>
        </draw:line>
        <draw:line draw:style-name="gr1" draw:layer="layout" svg:x1="23.999cm" svg:y1="23.999cm" svg:x2="26.08cm" svg:y2="23.999cm">
          <text:p/>
        </draw:line>
        <draw:line draw:style-name="gr1" draw:layer="layout" svg:x1="26.08cm" svg:y1="23.999cm" svg:x2="26.08cm" svg:y2="24.999cm">
          <text:p/>
        </draw:line>
        <draw:line draw:style-name="gr1" draw:layer="layout" svg:x1="26.08cm" svg:y1="24.999cm" svg:x2="28.16cm" svg:y2="24.999cm">
          <text:p/>
        </draw:line>
        <draw:line draw:style-name="gr1" draw:layer="layout" svg:x1="28.16cm" svg:y1="23.999cm" svg:x2="28.16cm" svg:y2="24.999cm">
          <text:p/>
        </draw:line>
        <draw:line draw:style-name="gr1" draw:layer="layout" svg:x1="28.16cm" svg:y1="23.999cm" svg:x2="30.24cm" svg:y2="23.999cm">
          <text:p/>
        </draw:line>
        <draw:line draw:style-name="gr1" draw:layer="layout" svg:x1="30.24cm" svg:y1="23.999cm" svg:x2="30.24cm" svg:y2="24.999cm">
          <text:p/>
        </draw:line>
        <draw:line draw:style-name="gr1" draw:layer="layout" svg:x1="30.24cm" svg:y1="24.999cm" svg:x2="32.32cm" svg:y2="24.999cm">
          <text:p/>
        </draw:line>
        <draw:line draw:style-name="gr1" draw:layer="layout" svg:x1="32.32cm" svg:y1="23.999cm" svg:x2="32.32cm" svg:y2="24.999cm">
          <text:p/>
        </draw:line>
        <draw:line draw:style-name="gr1" draw:layer="layout" svg:x1="32.32cm" svg:y1="23.999cm" svg:x2="34.4cm" svg:y2="23.999cm">
          <text:p/>
        </draw:line>
        <draw:line draw:style-name="gr1" draw:layer="layout" svg:x1="34.4cm" svg:y1="23.999cm" svg:x2="34.4cm" svg:y2="24.999cm">
          <text:p/>
        </draw:line>
        <draw:line draw:style-name="gr1" draw:layer="layout" svg:x1="34.4cm" svg:y1="24.999cm" svg:x2="36.48cm" svg:y2="24.999cm">
          <text:p/>
        </draw:line>
        <draw:line draw:style-name="gr1" draw:layer="layout" svg:x1="36.48cm" svg:y1="23.999cm" svg:x2="36.48cm" svg:y2="24.999cm">
          <text:p/>
        </draw:line>
        <draw:line draw:style-name="gr1" draw:layer="layout" svg:x1="36.48cm" svg:y1="23.999cm" svg:x2="38.56cm" svg:y2="23.999cm">
          <text:p/>
        </draw:line>
        <draw:line draw:style-name="gr1" draw:layer="layout" svg:x1="38.56cm" svg:y1="23.999cm" svg:x2="38.56cm" svg:y2="24.999cm">
          <text:p/>
        </draw:line>
        <draw:line draw:style-name="gr1" draw:layer="layout" svg:x1="38.56cm" svg:y1="24.999cm" svg:x2="40.64cm" svg:y2="24.999cm">
          <text:p/>
        </draw:line>
        <draw:line draw:style-name="gr1" draw:layer="layout" svg:x1="40.64cm" svg:y1="23.999cm" svg:x2="40.64cm" svg:y2="24.999cm">
          <text:p/>
        </draw:line>
        <draw:line draw:style-name="gr1" draw:layer="layout" svg:x1="40.64cm" svg:y1="23.999cm" svg:x2="42.719cm" svg:y2="23.999cm">
          <text:p/>
        </draw:line>
        <draw:line draw:style-name="gr1" draw:layer="layout" svg:x1="42.719cm" svg:y1="23.999cm" svg:x2="42.719cm" svg:y2="24.999cm">
          <text:p/>
        </draw:line>
        <draw:line draw:style-name="gr1" draw:layer="layout" svg:x1="42.719cm" svg:y1="24.999cm" svg:x2="44.799cm" svg:y2="24.999cm">
          <text:p/>
        </draw:line>
        <draw:line draw:style-name="gr1" draw:layer="layout" svg:x1="44.799cm" svg:y1="23.999cm" svg:x2="44.799cm" svg:y2="24.999cm">
          <text:p/>
        </draw:line>
        <draw:line draw:style-name="gr1" draw:layer="layout" svg:x1="44.799cm" svg:y1="23.999cm" svg:x2="46.879cm" svg:y2="23.999cm">
          <text:p/>
        </draw:line>
        <draw:line draw:style-name="gr1" draw:layer="layout" svg:x1="46.879cm" svg:y1="23.999cm" svg:x2="46.879cm" svg:y2="24.999cm">
          <text:p/>
        </draw:line>
        <draw:line draw:style-name="gr1" draw:layer="layout" svg:x1="46.879cm" svg:y1="24.999cm" svg:x2="48.959cm" svg:y2="24.999cm">
          <text:p/>
        </draw:line>
        <draw:line draw:style-name="gr1" draw:layer="layout" svg:x1="48.959cm" svg:y1="23.999cm" svg:x2="48.959cm" svg:y2="24.999cm">
          <text:p/>
        </draw:line>
        <draw:line draw:style-name="gr1" draw:layer="layout" svg:x1="48.959cm" svg:y1="23.999cm" svg:x2="51.039cm" svg:y2="23.999cm">
          <text:p/>
        </draw:line>
        <draw:line draw:style-name="gr1" draw:layer="layout" svg:x1="51.039cm" svg:y1="23.999cm" svg:x2="51.039cm" svg:y2="24.999cm">
          <text:p/>
        </draw:line>
        <draw:line draw:style-name="gr1" draw:layer="layout" svg:x1="51.039cm" svg:y1="24.999cm" svg:x2="53.119cm" svg:y2="24.999cm">
          <text:p/>
        </draw:line>
        <draw:line draw:style-name="gr1" draw:layer="layout" svg:x1="53.119cm" svg:y1="23.999cm" svg:x2="53.119cm" svg:y2="24.999cm">
          <text:p/>
        </draw:line>
        <draw:line draw:style-name="gr1" draw:layer="layout" svg:x1="53.119cm" svg:y1="23.999cm" svg:x2="55.199cm" svg:y2="23.999cm">
          <text:p/>
        </draw:line>
        <draw:line draw:style-name="gr1" draw:layer="layout" svg:x1="55.199cm" svg:y1="23.999cm" svg:x2="55.199cm" svg:y2="24.999cm">
          <text:p/>
        </draw:line>
        <draw:line draw:style-name="gr1" draw:layer="layout" svg:x1="55.199cm" svg:y1="24.999cm" svg:x2="57.279cm" svg:y2="24.999cm">
          <text:p/>
        </draw:line>
        <draw:line draw:style-name="gr1" draw:layer="layout" svg:x1="57.279cm" svg:y1="23.999cm" svg:x2="57.279cm" svg:y2="24.999cm">
          <text:p/>
        </draw:line>
        <draw:line draw:style-name="gr1" draw:layer="layout" svg:x1="57.279cm" svg:y1="23.999cm" svg:x2="59.36cm" svg:y2="23.999cm">
          <text:p/>
        </draw:line>
        <draw:line draw:style-name="gr1" draw:layer="layout" svg:x1="59.36cm" svg:y1="23.999cm" svg:x2="59.36cm" svg:y2="24.999cm">
          <text:p/>
        </draw:line>
        <draw:line draw:style-name="gr1" draw:layer="layout" svg:x1="59.36cm" svg:y1="24.999cm" svg:x2="61.44cm" svg:y2="24.999cm">
          <text:p/>
        </draw:line>
        <draw:line draw:style-name="gr1" draw:layer="layout" svg:x1="61.44cm" svg:y1="23.999cm" svg:x2="61.44cm" svg:y2="24.999cm">
          <text:p/>
        </draw:line>
        <draw:line draw:style-name="gr1" draw:layer="layout" svg:x1="61.44cm" svg:y1="23.999cm" svg:x2="63.52cm" svg:y2="23.999cm">
          <text:p/>
        </draw:line>
        <draw:line draw:style-name="gr1" draw:layer="layout" svg:x1="63.52cm" svg:y1="23.999cm" svg:x2="63.52cm" svg:y2="24.999cm">
          <text:p/>
        </draw:line>
        <draw:line draw:style-name="gr1" draw:layer="layout" svg:x1="63.52cm" svg:y1="24.999cm" svg:x2="65.6cm" svg:y2="24.999cm">
          <text:p/>
        </draw:line>
        <draw:line draw:style-name="gr1" draw:layer="layout" svg:x1="65.6cm" svg:y1="23.999cm" svg:x2="65.6cm" svg:y2="24.999cm">
          <text:p/>
        </draw:line>
        <draw:line draw:style-name="gr1" draw:layer="layout" svg:x1="65.6cm" svg:y1="23.999cm" svg:x2="67.68cm" svg:y2="23.999cm">
          <text:p/>
        </draw:line>
        <draw:line draw:style-name="gr1" draw:layer="layout" svg:x1="67.68cm" svg:y1="23.999cm" svg:x2="67.68cm" svg:y2="24.999cm">
          <text:p/>
        </draw:line>
        <draw:line draw:style-name="gr1" draw:layer="layout" svg:x1="67.68cm" svg:y1="24.999cm" svg:x2="69.76cm" svg:y2="24.999cm">
          <text:p/>
        </draw:line>
        <draw:line draw:style-name="gr1" draw:layer="layout" svg:x1="69.76cm" svg:y1="23.999cm" svg:x2="69.76cm" svg:y2="24.999cm">
          <text:p/>
        </draw:line>
        <draw:line draw:style-name="gr1" draw:layer="layout" svg:x1="69.76cm" svg:y1="23.999cm" svg:x2="71.84cm" svg:y2="23.999cm">
          <text:p/>
        </draw:line>
        <draw:line draw:style-name="gr1" draw:layer="layout" svg:x1="71.84cm" svg:y1="23.999cm" svg:x2="71.84cm" svg:y2="24.999cm">
          <text:p/>
        </draw:line>
        <draw:line draw:style-name="gr1" draw:layer="layout" svg:x1="71.84cm" svg:y1="24.999cm" svg:x2="73.919cm" svg:y2="24.999cm">
          <text:p/>
        </draw:line>
        <draw:line draw:style-name="gr1" draw:layer="layout" svg:x1="73.919cm" svg:y1="23.999cm" svg:x2="73.919cm" svg:y2="24.999cm">
          <text:p/>
        </draw:line>
        <draw:line draw:style-name="gr1" draw:layer="layout" svg:x1="73.919cm" svg:y1="23.999cm" svg:x2="74.999cm" svg:y2="23.999cm">
          <text:p/>
        </draw:line>
        <draw:line draw:style-name="gr1" draw:layer="layout" svg:x1="23.999cm" svg:y1="46cm" svg:x2="23.999cm" svg:y2="43.999cm">
          <text:p/>
        </draw:line>
        <draw:line draw:style-name="gr1" draw:layer="layout" svg:x1="24.999cm" svg:y1="43.999cm" svg:x2="23.999cm" svg:y2="43.999cm">
          <text:p/>
        </draw:line>
        <draw:line draw:style-name="gr1" draw:layer="layout" svg:x1="24.999cm" svg:y1="43.999cm" svg:x2="24.999cm" svg:y2="41.999cm">
          <text:p/>
        </draw:line>
        <draw:line draw:style-name="gr1" draw:layer="layout" svg:x1="24.999cm" svg:y1="41.999cm" svg:x2="23.999cm" svg:y2="41.999cm">
          <text:p/>
        </draw:line>
        <draw:line draw:style-name="gr1" draw:layer="layout" svg:x1="23.999cm" svg:y1="41.999cm" svg:x2="23.999cm" svg:y2="40cm">
          <text:p/>
        </draw:line>
        <draw:line draw:style-name="gr1" draw:layer="layout" svg:x1="24.999cm" svg:y1="40cm" svg:x2="23.999cm" svg:y2="40cm">
          <text:p/>
        </draw:line>
        <draw:line draw:style-name="gr1" draw:layer="layout" svg:x1="24.999cm" svg:y1="40cm" svg:x2="24.999cm" svg:y2="37.999cm">
          <text:p/>
        </draw:line>
        <draw:line draw:style-name="gr1" draw:layer="layout" svg:x1="24.999cm" svg:y1="37.999cm" svg:x2="23.999cm" svg:y2="37.999cm">
          <text:p/>
        </draw:line>
        <draw:line draw:style-name="gr1" draw:layer="layout" svg:x1="23.999cm" svg:y1="37.999cm" svg:x2="23.999cm" svg:y2="35.999cm">
          <text:p/>
        </draw:line>
        <draw:line draw:style-name="gr1" draw:layer="layout" svg:x1="24.999cm" svg:y1="35.999cm" svg:x2="23.999cm" svg:y2="35.999cm">
          <text:p/>
        </draw:line>
        <draw:line draw:style-name="gr1" draw:layer="layout" svg:x1="24.999cm" svg:y1="35.999cm" svg:x2="24.999cm" svg:y2="34cm">
          <text:p/>
        </draw:line>
        <draw:line draw:style-name="gr1" draw:layer="layout" svg:x1="24.999cm" svg:y1="34cm" svg:x2="23.999cm" svg:y2="34cm">
          <text:p/>
        </draw:line>
        <draw:line draw:style-name="gr1" draw:layer="layout" svg:x1="23.999cm" svg:y1="34cm" svg:x2="23.999cm" svg:y2="32cm">
          <text:p/>
        </draw:line>
        <draw:line draw:style-name="gr1" draw:layer="layout" svg:x1="24.999cm" svg:y1="32cm" svg:x2="23.999cm" svg:y2="32cm">
          <text:p/>
        </draw:line>
        <draw:line draw:style-name="gr1" draw:layer="layout" svg:x1="24.999cm" svg:y1="32cm" svg:x2="24.999cm" svg:y2="29.999cm">
          <text:p/>
        </draw:line>
        <draw:line draw:style-name="gr1" draw:layer="layout" svg:x1="24.999cm" svg:y1="29.999cm" svg:x2="23.999cm" svg:y2="29.999cm">
          <text:p/>
        </draw:line>
        <draw:line draw:style-name="gr1" draw:layer="layout" svg:x1="23.999cm" svg:y1="29.999cm" svg:x2="23.999cm" svg:y2="27.999cm">
          <text:p/>
        </draw:line>
        <draw:line draw:style-name="gr1" draw:layer="layout" svg:x1="24.999cm" svg:y1="27.999cm" svg:x2="23.999cm" svg:y2="27.999cm">
          <text:p/>
        </draw:line>
        <draw:line draw:style-name="gr1" draw:layer="layout" svg:x1="24.999cm" svg:y1="27.999cm" svg:x2="24.999cm" svg:y2="26cm">
          <text:p/>
        </draw:line>
        <draw:line draw:style-name="gr1" draw:layer="layout" svg:x1="24.999cm" svg:y1="26cm" svg:x2="23.999cm" svg:y2="26cm">
          <text:p/>
        </draw:line>
        <draw:line draw:style-name="gr1" draw:layer="layout" svg:x1="23.999cm" svg:y1="26cm" svg:x2="23.999cm" svg:y2="23.999cm">
          <text:p/>
        </draw:line>
        <draw:line draw:style-name="gr1" draw:layer="layout" svg:x1="74.999cm" svg:y1="46cm" svg:x2="74.999cm" svg:y2="43.999cm">
          <text:p/>
        </draw:line>
        <draw:line draw:style-name="gr1" draw:layer="layout" svg:x1="75.999cm" svg:y1="43.999cm" svg:x2="74.999cm" svg:y2="43.999cm">
          <text:p/>
        </draw:line>
        <draw:line draw:style-name="gr1" draw:layer="layout" svg:x1="75.999cm" svg:y1="43.999cm" svg:x2="75.999cm" svg:y2="41.999cm">
          <text:p/>
        </draw:line>
        <draw:line draw:style-name="gr1" draw:layer="layout" svg:x1="75.999cm" svg:y1="41.999cm" svg:x2="74.999cm" svg:y2="41.999cm">
          <text:p/>
        </draw:line>
        <draw:line draw:style-name="gr1" draw:layer="layout" svg:x1="74.999cm" svg:y1="41.999cm" svg:x2="74.999cm" svg:y2="40cm">
          <text:p/>
        </draw:line>
        <draw:line draw:style-name="gr1" draw:layer="layout" svg:x1="75.999cm" svg:y1="40cm" svg:x2="74.999cm" svg:y2="40cm">
          <text:p/>
        </draw:line>
        <draw:line draw:style-name="gr1" draw:layer="layout" svg:x1="75.999cm" svg:y1="40cm" svg:x2="75.999cm" svg:y2="37.999cm">
          <text:p/>
        </draw:line>
        <draw:line draw:style-name="gr1" draw:layer="layout" svg:x1="75.999cm" svg:y1="37.999cm" svg:x2="74.999cm" svg:y2="37.999cm">
          <text:p/>
        </draw:line>
        <draw:line draw:style-name="gr1" draw:layer="layout" svg:x1="74.999cm" svg:y1="37.999cm" svg:x2="74.999cm" svg:y2="35.999cm">
          <text:p/>
        </draw:line>
        <draw:line draw:style-name="gr1" draw:layer="layout" svg:x1="75.999cm" svg:y1="35.999cm" svg:x2="74.999cm" svg:y2="35.999cm">
          <text:p/>
        </draw:line>
        <draw:line draw:style-name="gr1" draw:layer="layout" svg:x1="75.999cm" svg:y1="35.999cm" svg:x2="75.999cm" svg:y2="34cm">
          <text:p/>
        </draw:line>
        <draw:line draw:style-name="gr1" draw:layer="layout" svg:x1="75.999cm" svg:y1="34cm" svg:x2="74.999cm" svg:y2="34cm">
          <text:p/>
        </draw:line>
        <draw:line draw:style-name="gr1" draw:layer="layout" svg:x1="74.999cm" svg:y1="34cm" svg:x2="74.999cm" svg:y2="32cm">
          <text:p/>
        </draw:line>
        <draw:line draw:style-name="gr1" draw:layer="layout" svg:x1="75.999cm" svg:y1="32cm" svg:x2="74.999cm" svg:y2="32cm">
          <text:p/>
        </draw:line>
        <draw:line draw:style-name="gr1" draw:layer="layout" svg:x1="75.999cm" svg:y1="32cm" svg:x2="75.999cm" svg:y2="29.999cm">
          <text:p/>
        </draw:line>
        <draw:line draw:style-name="gr1" draw:layer="layout" svg:x1="75.999cm" svg:y1="29.999cm" svg:x2="74.999cm" svg:y2="29.999cm">
          <text:p/>
        </draw:line>
        <draw:line draw:style-name="gr1" draw:layer="layout" svg:x1="74.999cm" svg:y1="29.999cm" svg:x2="74.999cm" svg:y2="27.999cm">
          <text:p/>
        </draw:line>
        <draw:line draw:style-name="gr1" draw:layer="layout" svg:x1="75.999cm" svg:y1="27.999cm" svg:x2="74.999cm" svg:y2="27.999cm">
          <text:p/>
        </draw:line>
        <draw:line draw:style-name="gr1" draw:layer="layout" svg:x1="75.999cm" svg:y1="27.999cm" svg:x2="75.999cm" svg:y2="26cm">
          <text:p/>
        </draw:line>
        <draw:line draw:style-name="gr1" draw:layer="layout" svg:x1="75.999cm" svg:y1="26cm" svg:x2="74.999cm" svg:y2="26cm">
          <text:p/>
        </draw:line>
        <draw:line draw:style-name="gr1" draw:layer="layout" svg:x1="74.999cm" svg:y1="26cm" svg:x2="74.999cm" svg:y2="23.999cm">
          <text:p/>
        </draw:line>
        <draw:line draw:style-name="gr1" draw:layer="layout" svg:x1="24.999cm" svg:y1="21.999cm" svg:x2="26.08cm" svg:y2="21.999cm">
          <text:p/>
        </draw:line>
        <draw:line draw:style-name="gr1" draw:layer="layout" svg:x1="26.08cm" svg:y1="21.999cm" svg:x2="26.08cm" svg:y2="23cm">
          <text:p/>
        </draw:line>
        <draw:line draw:style-name="gr1" draw:layer="layout" svg:x1="26.08cm" svg:y1="23cm" svg:x2="28.16cm" svg:y2="23cm">
          <text:p/>
        </draw:line>
        <draw:line draw:style-name="gr1" draw:layer="layout" svg:x1="28.16cm" svg:y1="21.999cm" svg:x2="28.16cm" svg:y2="23cm">
          <text:p/>
        </draw:line>
        <draw:line draw:style-name="gr1" draw:layer="layout" svg:x1="28.16cm" svg:y1="21.999cm" svg:x2="30.24cm" svg:y2="21.999cm">
          <text:p/>
        </draw:line>
        <draw:line draw:style-name="gr1" draw:layer="layout" svg:x1="30.24cm" svg:y1="21.999cm" svg:x2="30.24cm" svg:y2="23cm">
          <text:p/>
        </draw:line>
        <draw:line draw:style-name="gr1" draw:layer="layout" svg:x1="30.24cm" svg:y1="23cm" svg:x2="32.32cm" svg:y2="23cm">
          <text:p/>
        </draw:line>
        <draw:line draw:style-name="gr1" draw:layer="layout" svg:x1="32.32cm" svg:y1="21.999cm" svg:x2="32.32cm" svg:y2="23cm">
          <text:p/>
        </draw:line>
        <draw:line draw:style-name="gr1" draw:layer="layout" svg:x1="32.32cm" svg:y1="21.999cm" svg:x2="34.4cm" svg:y2="21.999cm">
          <text:p/>
        </draw:line>
        <draw:line draw:style-name="gr1" draw:layer="layout" svg:x1="34.4cm" svg:y1="21.999cm" svg:x2="34.4cm" svg:y2="23cm">
          <text:p/>
        </draw:line>
        <draw:line draw:style-name="gr1" draw:layer="layout" svg:x1="34.4cm" svg:y1="23cm" svg:x2="36.48cm" svg:y2="23cm">
          <text:p/>
        </draw:line>
        <draw:line draw:style-name="gr1" draw:layer="layout" svg:x1="36.48cm" svg:y1="21.999cm" svg:x2="36.48cm" svg:y2="23cm">
          <text:p/>
        </draw:line>
        <draw:line draw:style-name="gr1" draw:layer="layout" svg:x1="36.48cm" svg:y1="21.999cm" svg:x2="38.56cm" svg:y2="21.999cm">
          <text:p/>
        </draw:line>
        <draw:line draw:style-name="gr1" draw:layer="layout" svg:x1="38.56cm" svg:y1="21.999cm" svg:x2="38.56cm" svg:y2="23cm">
          <text:p/>
        </draw:line>
        <draw:line draw:style-name="gr1" draw:layer="layout" svg:x1="38.56cm" svg:y1="23cm" svg:x2="40.64cm" svg:y2="23cm">
          <text:p/>
        </draw:line>
        <draw:line draw:style-name="gr1" draw:layer="layout" svg:x1="40.64cm" svg:y1="21.999cm" svg:x2="40.64cm" svg:y2="23cm">
          <text:p/>
        </draw:line>
        <draw:line draw:style-name="gr1" draw:layer="layout" svg:x1="40.64cm" svg:y1="21.999cm" svg:x2="42.719cm" svg:y2="21.999cm">
          <text:p/>
        </draw:line>
        <draw:line draw:style-name="gr1" draw:layer="layout" svg:x1="42.719cm" svg:y1="21.999cm" svg:x2="42.719cm" svg:y2="23cm">
          <text:p/>
        </draw:line>
        <draw:line draw:style-name="gr1" draw:layer="layout" svg:x1="42.719cm" svg:y1="23cm" svg:x2="44.799cm" svg:y2="23cm">
          <text:p/>
        </draw:line>
        <draw:line draw:style-name="gr1" draw:layer="layout" svg:x1="44.799cm" svg:y1="21.999cm" svg:x2="44.799cm" svg:y2="23cm">
          <text:p/>
        </draw:line>
        <draw:line draw:style-name="gr1" draw:layer="layout" svg:x1="44.799cm" svg:y1="21.999cm" svg:x2="46.879cm" svg:y2="21.999cm">
          <text:p/>
        </draw:line>
        <draw:line draw:style-name="gr1" draw:layer="layout" svg:x1="46.879cm" svg:y1="21.999cm" svg:x2="46.879cm" svg:y2="23cm">
          <text:p/>
        </draw:line>
        <draw:line draw:style-name="gr1" draw:layer="layout" svg:x1="46.879cm" svg:y1="23cm" svg:x2="48.959cm" svg:y2="23cm">
          <text:p/>
        </draw:line>
        <draw:line draw:style-name="gr1" draw:layer="layout" svg:x1="48.959cm" svg:y1="21.999cm" svg:x2="48.959cm" svg:y2="23cm">
          <text:p/>
        </draw:line>
        <draw:line draw:style-name="gr1" draw:layer="layout" svg:x1="48.959cm" svg:y1="21.999cm" svg:x2="51.039cm" svg:y2="21.999cm">
          <text:p/>
        </draw:line>
        <draw:line draw:style-name="gr1" draw:layer="layout" svg:x1="51.039cm" svg:y1="21.999cm" svg:x2="51.039cm" svg:y2="23cm">
          <text:p/>
        </draw:line>
        <draw:line draw:style-name="gr1" draw:layer="layout" svg:x1="51.039cm" svg:y1="23cm" svg:x2="53.119cm" svg:y2="23cm">
          <text:p/>
        </draw:line>
        <draw:line draw:style-name="gr1" draw:layer="layout" svg:x1="53.119cm" svg:y1="21.999cm" svg:x2="53.119cm" svg:y2="23cm">
          <text:p/>
        </draw:line>
        <draw:line draw:style-name="gr1" draw:layer="layout" svg:x1="53.119cm" svg:y1="21.999cm" svg:x2="55.199cm" svg:y2="21.999cm">
          <text:p/>
        </draw:line>
        <draw:line draw:style-name="gr1" draw:layer="layout" svg:x1="55.199cm" svg:y1="21.999cm" svg:x2="55.199cm" svg:y2="23cm">
          <text:p/>
        </draw:line>
        <draw:line draw:style-name="gr1" draw:layer="layout" svg:x1="55.199cm" svg:y1="23cm" svg:x2="57.279cm" svg:y2="23cm">
          <text:p/>
        </draw:line>
        <draw:line draw:style-name="gr1" draw:layer="layout" svg:x1="57.279cm" svg:y1="21.999cm" svg:x2="57.279cm" svg:y2="23cm">
          <text:p/>
        </draw:line>
        <draw:line draw:style-name="gr1" draw:layer="layout" svg:x1="57.279cm" svg:y1="21.999cm" svg:x2="59.36cm" svg:y2="21.999cm">
          <text:p/>
        </draw:line>
        <draw:line draw:style-name="gr1" draw:layer="layout" svg:x1="59.36cm" svg:y1="21.999cm" svg:x2="59.36cm" svg:y2="23cm">
          <text:p/>
        </draw:line>
        <draw:line draw:style-name="gr1" draw:layer="layout" svg:x1="59.36cm" svg:y1="23cm" svg:x2="61.44cm" svg:y2="23cm">
          <text:p/>
        </draw:line>
        <draw:line draw:style-name="gr1" draw:layer="layout" svg:x1="61.44cm" svg:y1="21.999cm" svg:x2="61.44cm" svg:y2="23cm">
          <text:p/>
        </draw:line>
        <draw:line draw:style-name="gr1" draw:layer="layout" svg:x1="61.44cm" svg:y1="21.999cm" svg:x2="63.52cm" svg:y2="21.999cm">
          <text:p/>
        </draw:line>
        <draw:line draw:style-name="gr1" draw:layer="layout" svg:x1="63.52cm" svg:y1="21.999cm" svg:x2="63.52cm" svg:y2="23cm">
          <text:p/>
        </draw:line>
        <draw:line draw:style-name="gr1" draw:layer="layout" svg:x1="63.52cm" svg:y1="23cm" svg:x2="65.6cm" svg:y2="23cm">
          <text:p/>
        </draw:line>
        <draw:line draw:style-name="gr1" draw:layer="layout" svg:x1="65.6cm" svg:y1="21.999cm" svg:x2="65.6cm" svg:y2="23cm">
          <text:p/>
        </draw:line>
        <draw:line draw:style-name="gr1" draw:layer="layout" svg:x1="65.6cm" svg:y1="21.999cm" svg:x2="67.68cm" svg:y2="21.999cm">
          <text:p/>
        </draw:line>
        <draw:line draw:style-name="gr1" draw:layer="layout" svg:x1="67.68cm" svg:y1="21.999cm" svg:x2="67.68cm" svg:y2="23cm">
          <text:p/>
        </draw:line>
        <draw:line draw:style-name="gr1" draw:layer="layout" svg:x1="67.68cm" svg:y1="23cm" svg:x2="69.76cm" svg:y2="23cm">
          <text:p/>
        </draw:line>
        <draw:line draw:style-name="gr1" draw:layer="layout" svg:x1="69.76cm" svg:y1="21.999cm" svg:x2="69.76cm" svg:y2="23cm">
          <text:p/>
        </draw:line>
        <draw:line draw:style-name="gr1" draw:layer="layout" svg:x1="69.76cm" svg:y1="21.999cm" svg:x2="71.84cm" svg:y2="21.999cm">
          <text:p/>
        </draw:line>
        <draw:line draw:style-name="gr1" draw:layer="layout" svg:x1="71.84cm" svg:y1="21.999cm" svg:x2="71.84cm" svg:y2="23cm">
          <text:p/>
        </draw:line>
        <draw:line draw:style-name="gr1" draw:layer="layout" svg:x1="71.84cm" svg:y1="23cm" svg:x2="73.919cm" svg:y2="23cm">
          <text:p/>
        </draw:line>
        <draw:line draw:style-name="gr1" draw:layer="layout" svg:x1="73.919cm" svg:y1="21.999cm" svg:x2="73.919cm" svg:y2="23cm">
          <text:p/>
        </draw:line>
        <draw:line draw:style-name="gr1" draw:layer="layout" svg:x1="73.919cm" svg:y1="21.999cm" svg:x2="74.999cm" svg:y2="21.999cm">
          <text:p/>
        </draw:line>
        <draw:line draw:style-name="gr1" draw:layer="layout" svg:x1="24.999cm" svg:y1="1.999cm" svg:x2="26.08cm" svg:y2="1.999cm">
          <text:p/>
        </draw:line>
        <draw:line draw:style-name="gr1" draw:layer="layout" svg:x1="26.08cm" svg:y1="1cm" svg:x2="26.08cm" svg:y2="1.999cm">
          <text:p/>
        </draw:line>
        <draw:line draw:style-name="gr1" draw:layer="layout" svg:x1="26.08cm" svg:y1="1cm" svg:x2="28.16cm" svg:y2="1cm">
          <text:p/>
        </draw:line>
        <draw:line draw:style-name="gr1" draw:layer="layout" svg:x1="28.16cm" svg:y1="1cm" svg:x2="28.16cm" svg:y2="1.999cm">
          <text:p/>
        </draw:line>
        <draw:line draw:style-name="gr1" draw:layer="layout" svg:x1="28.16cm" svg:y1="1.999cm" svg:x2="30.24cm" svg:y2="1.999cm">
          <text:p/>
        </draw:line>
        <draw:line draw:style-name="gr1" draw:layer="layout" svg:x1="30.24cm" svg:y1="1cm" svg:x2="30.24cm" svg:y2="1.999cm">
          <text:p/>
        </draw:line>
        <draw:line draw:style-name="gr1" draw:layer="layout" svg:x1="30.24cm" svg:y1="1cm" svg:x2="32.32cm" svg:y2="1cm">
          <text:p/>
        </draw:line>
        <draw:line draw:style-name="gr1" draw:layer="layout" svg:x1="32.32cm" svg:y1="1cm" svg:x2="32.32cm" svg:y2="1.999cm">
          <text:p/>
        </draw:line>
        <draw:line draw:style-name="gr1" draw:layer="layout" svg:x1="32.32cm" svg:y1="1.999cm" svg:x2="34.4cm" svg:y2="1.999cm">
          <text:p/>
        </draw:line>
        <draw:line draw:style-name="gr1" draw:layer="layout" svg:x1="34.4cm" svg:y1="1cm" svg:x2="34.4cm" svg:y2="1.999cm">
          <text:p/>
        </draw:line>
        <draw:line draw:style-name="gr1" draw:layer="layout" svg:x1="34.4cm" svg:y1="1cm" svg:x2="36.48cm" svg:y2="1cm">
          <text:p/>
        </draw:line>
        <draw:line draw:style-name="gr1" draw:layer="layout" svg:x1="36.48cm" svg:y1="1cm" svg:x2="36.48cm" svg:y2="1.999cm">
          <text:p/>
        </draw:line>
        <draw:line draw:style-name="gr1" draw:layer="layout" svg:x1="36.48cm" svg:y1="1.999cm" svg:x2="38.56cm" svg:y2="1.999cm">
          <text:p/>
        </draw:line>
        <draw:line draw:style-name="gr1" draw:layer="layout" svg:x1="38.56cm" svg:y1="1cm" svg:x2="38.56cm" svg:y2="1.999cm">
          <text:p/>
        </draw:line>
        <draw:line draw:style-name="gr1" draw:layer="layout" svg:x1="38.56cm" svg:y1="1cm" svg:x2="40.64cm" svg:y2="1cm">
          <text:p/>
        </draw:line>
        <draw:line draw:style-name="gr1" draw:layer="layout" svg:x1="40.64cm" svg:y1="1cm" svg:x2="40.64cm" svg:y2="1.999cm">
          <text:p/>
        </draw:line>
        <draw:line draw:style-name="gr1" draw:layer="layout" svg:x1="40.64cm" svg:y1="1.999cm" svg:x2="42.719cm" svg:y2="1.999cm">
          <text:p/>
        </draw:line>
        <draw:line draw:style-name="gr1" draw:layer="layout" svg:x1="42.719cm" svg:y1="1cm" svg:x2="42.719cm" svg:y2="1.999cm">
          <text:p/>
        </draw:line>
        <draw:line draw:style-name="gr1" draw:layer="layout" svg:x1="42.719cm" svg:y1="1cm" svg:x2="44.799cm" svg:y2="1cm">
          <text:p/>
        </draw:line>
        <draw:line draw:style-name="gr1" draw:layer="layout" svg:x1="44.799cm" svg:y1="1cm" svg:x2="44.799cm" svg:y2="1.999cm">
          <text:p/>
        </draw:line>
        <draw:line draw:style-name="gr1" draw:layer="layout" svg:x1="44.799cm" svg:y1="1.999cm" svg:x2="46.879cm" svg:y2="1.999cm">
          <text:p/>
        </draw:line>
        <draw:line draw:style-name="gr1" draw:layer="layout" svg:x1="46.879cm" svg:y1="1cm" svg:x2="46.879cm" svg:y2="1.999cm">
          <text:p/>
        </draw:line>
        <draw:line draw:style-name="gr1" draw:layer="layout" svg:x1="46.879cm" svg:y1="1cm" svg:x2="48.959cm" svg:y2="1cm">
          <text:p/>
        </draw:line>
        <draw:line draw:style-name="gr1" draw:layer="layout" svg:x1="48.959cm" svg:y1="1cm" svg:x2="48.959cm" svg:y2="1.999cm">
          <text:p/>
        </draw:line>
        <draw:line draw:style-name="gr1" draw:layer="layout" svg:x1="48.959cm" svg:y1="1.999cm" svg:x2="51.039cm" svg:y2="1.999cm">
          <text:p/>
        </draw:line>
        <draw:line draw:style-name="gr1" draw:layer="layout" svg:x1="51.039cm" svg:y1="1cm" svg:x2="51.039cm" svg:y2="1.999cm">
          <text:p/>
        </draw:line>
        <draw:line draw:style-name="gr1" draw:layer="layout" svg:x1="51.039cm" svg:y1="1cm" svg:x2="53.119cm" svg:y2="1cm">
          <text:p/>
        </draw:line>
        <draw:line draw:style-name="gr1" draw:layer="layout" svg:x1="53.119cm" svg:y1="1cm" svg:x2="53.119cm" svg:y2="1.999cm">
          <text:p/>
        </draw:line>
        <draw:line draw:style-name="gr1" draw:layer="layout" svg:x1="53.119cm" svg:y1="1.999cm" svg:x2="55.199cm" svg:y2="1.999cm">
          <text:p/>
        </draw:line>
        <draw:line draw:style-name="gr1" draw:layer="layout" svg:x1="55.199cm" svg:y1="1cm" svg:x2="55.199cm" svg:y2="1.999cm">
          <text:p/>
        </draw:line>
        <draw:line draw:style-name="gr1" draw:layer="layout" svg:x1="55.199cm" svg:y1="1cm" svg:x2="57.279cm" svg:y2="1cm">
          <text:p/>
        </draw:line>
        <draw:line draw:style-name="gr1" draw:layer="layout" svg:x1="57.279cm" svg:y1="1cm" svg:x2="57.279cm" svg:y2="1.999cm">
          <text:p/>
        </draw:line>
        <draw:line draw:style-name="gr1" draw:layer="layout" svg:x1="57.279cm" svg:y1="1.999cm" svg:x2="59.36cm" svg:y2="1.999cm">
          <text:p/>
        </draw:line>
        <draw:line draw:style-name="gr1" draw:layer="layout" svg:x1="59.36cm" svg:y1="1cm" svg:x2="59.36cm" svg:y2="1.999cm">
          <text:p/>
        </draw:line>
        <draw:line draw:style-name="gr1" draw:layer="layout" svg:x1="59.36cm" svg:y1="1cm" svg:x2="61.44cm" svg:y2="1cm">
          <text:p/>
        </draw:line>
        <draw:line draw:style-name="gr1" draw:layer="layout" svg:x1="61.44cm" svg:y1="1cm" svg:x2="61.44cm" svg:y2="1.999cm">
          <text:p/>
        </draw:line>
        <draw:line draw:style-name="gr1" draw:layer="layout" svg:x1="61.44cm" svg:y1="1.999cm" svg:x2="63.52cm" svg:y2="1.999cm">
          <text:p/>
        </draw:line>
        <draw:line draw:style-name="gr1" draw:layer="layout" svg:x1="63.52cm" svg:y1="1cm" svg:x2="63.52cm" svg:y2="1.999cm">
          <text:p/>
        </draw:line>
        <draw:line draw:style-name="gr1" draw:layer="layout" svg:x1="63.52cm" svg:y1="1cm" svg:x2="65.6cm" svg:y2="1cm">
          <text:p/>
        </draw:line>
        <draw:line draw:style-name="gr1" draw:layer="layout" svg:x1="65.6cm" svg:y1="1cm" svg:x2="65.6cm" svg:y2="1.999cm">
          <text:p/>
        </draw:line>
        <draw:line draw:style-name="gr1" draw:layer="layout" svg:x1="65.6cm" svg:y1="1.999cm" svg:x2="67.68cm" svg:y2="1.999cm">
          <text:p/>
        </draw:line>
        <draw:line draw:style-name="gr1" draw:layer="layout" svg:x1="67.68cm" svg:y1="1cm" svg:x2="67.68cm" svg:y2="1.999cm">
          <text:p/>
        </draw:line>
        <draw:line draw:style-name="gr1" draw:layer="layout" svg:x1="67.68cm" svg:y1="1cm" svg:x2="69.76cm" svg:y2="1cm">
          <text:p/>
        </draw:line>
        <draw:line draw:style-name="gr1" draw:layer="layout" svg:x1="69.76cm" svg:y1="1cm" svg:x2="69.76cm" svg:y2="1.999cm">
          <text:p/>
        </draw:line>
        <draw:line draw:style-name="gr1" draw:layer="layout" svg:x1="69.76cm" svg:y1="1.999cm" svg:x2="71.84cm" svg:y2="1.999cm">
          <text:p/>
        </draw:line>
        <draw:line draw:style-name="gr1" draw:layer="layout" svg:x1="71.84cm" svg:y1="1cm" svg:x2="71.84cm" svg:y2="1.999cm">
          <text:p/>
        </draw:line>
        <draw:line draw:style-name="gr1" draw:layer="layout" svg:x1="71.84cm" svg:y1="1cm" svg:x2="73.919cm" svg:y2="1cm">
          <text:p/>
        </draw:line>
        <draw:line draw:style-name="gr1" draw:layer="layout" svg:x1="73.919cm" svg:y1="1cm" svg:x2="73.919cm" svg:y2="1.999cm">
          <text:p/>
        </draw:line>
        <draw:line draw:style-name="gr1" draw:layer="layout" svg:x1="73.919cm" svg:y1="1.999cm" svg:x2="74.999cm" svg:y2="1.999cm">
          <text:p/>
        </draw:line>
        <draw:line draw:style-name="gr1" draw:layer="layout" svg:x1="24.999cm" svg:y1="21.999cm" svg:x2="24.999cm" svg:y2="21cm">
          <text:p/>
        </draw:line>
        <draw:line draw:style-name="gr1" draw:layer="layout" svg:x1="24.999cm" svg:y1="21cm" svg:x2="23.999cm" svg:y2="21cm">
          <text:p/>
        </draw:line>
        <draw:line draw:style-name="gr1" draw:layer="layout" svg:x1="23.999cm" svg:y1="21cm" svg:x2="23.999cm" svg:y2="18.999cm">
          <text:p/>
        </draw:line>
        <draw:line draw:style-name="gr1" draw:layer="layout" svg:x1="24.999cm" svg:y1="18.999cm" svg:x2="23.999cm" svg:y2="18.999cm">
          <text:p/>
        </draw:line>
        <draw:line draw:style-name="gr1" draw:layer="layout" svg:x1="24.999cm" svg:y1="18.999cm" svg:x2="24.999cm" svg:y2="17cm">
          <text:p/>
        </draw:line>
        <draw:line draw:style-name="gr1" draw:layer="layout" svg:x1="24.999cm" svg:y1="17cm" svg:x2="23.999cm" svg:y2="17cm">
          <text:p/>
        </draw:line>
        <draw:line draw:style-name="gr1" draw:layer="layout" svg:x1="23.999cm" svg:y1="17cm" svg:x2="23.999cm" svg:y2="15cm">
          <text:p/>
        </draw:line>
        <draw:line draw:style-name="gr1" draw:layer="layout" svg:x1="24.999cm" svg:y1="15cm" svg:x2="23.999cm" svg:y2="15cm">
          <text:p/>
        </draw:line>
        <draw:line draw:style-name="gr1" draw:layer="layout" svg:x1="24.999cm" svg:y1="15cm" svg:x2="24.999cm" svg:y2="12.999cm">
          <text:p/>
        </draw:line>
        <draw:line draw:style-name="gr1" draw:layer="layout" svg:x1="24.999cm" svg:y1="12.999cm" svg:x2="23.999cm" svg:y2="12.999cm">
          <text:p/>
        </draw:line>
        <draw:line draw:style-name="gr1" draw:layer="layout" svg:x1="23.999cm" svg:y1="12.999cm" svg:x2="23.999cm" svg:y2="10.999cm">
          <text:p/>
        </draw:line>
        <draw:line draw:style-name="gr1" draw:layer="layout" svg:x1="24.999cm" svg:y1="10.999cm" svg:x2="23.999cm" svg:y2="10.999cm">
          <text:p/>
        </draw:line>
        <draw:line draw:style-name="gr1" draw:layer="layout" svg:x1="24.999cm" svg:y1="10.999cm" svg:x2="24.999cm" svg:y2="9cm">
          <text:p/>
        </draw:line>
        <draw:line draw:style-name="gr1" draw:layer="layout" svg:x1="24.999cm" svg:y1="9cm" svg:x2="23.999cm" svg:y2="9cm">
          <text:p/>
        </draw:line>
        <draw:line draw:style-name="gr1" draw:layer="layout" svg:x1="23.999cm" svg:y1="9cm" svg:x2="23.999cm" svg:y2="6.999cm">
          <text:p/>
        </draw:line>
        <draw:line draw:style-name="gr1" draw:layer="layout" svg:x1="24.999cm" svg:y1="6.999cm" svg:x2="23.999cm" svg:y2="6.999cm">
          <text:p/>
        </draw:line>
        <draw:line draw:style-name="gr1" draw:layer="layout" svg:x1="24.999cm" svg:y1="6.999cm" svg:x2="24.999cm" svg:y2="4.999cm">
          <text:p/>
        </draw:line>
        <draw:line draw:style-name="gr1" draw:layer="layout" svg:x1="24.999cm" svg:y1="4.999cm" svg:x2="23.999cm" svg:y2="4.999cm">
          <text:p/>
        </draw:line>
        <draw:line draw:style-name="gr1" draw:layer="layout" svg:x1="23.999cm" svg:y1="4.999cm" svg:x2="23.999cm" svg:y2="3cm">
          <text:p/>
        </draw:line>
        <draw:line draw:style-name="gr1" draw:layer="layout" svg:x1="24.999cm" svg:y1="3cm" svg:x2="23.999cm" svg:y2="3cm">
          <text:p/>
        </draw:line>
        <draw:line draw:style-name="gr1" draw:layer="layout" svg:x1="24.999cm" svg:y1="3cm" svg:x2="24.999cm" svg:y2="1.999cm">
          <text:p/>
        </draw:line>
        <draw:line draw:style-name="gr1" draw:layer="layout" svg:x1="74.999cm" svg:y1="21.999cm" svg:x2="74.999cm" svg:y2="21cm">
          <text:p/>
        </draw:line>
        <draw:line draw:style-name="gr1" draw:layer="layout" svg:x1="75.999cm" svg:y1="21cm" svg:x2="74.999cm" svg:y2="21cm">
          <text:p/>
        </draw:line>
        <draw:line draw:style-name="gr1" draw:layer="layout" svg:x1="75.999cm" svg:y1="21cm" svg:x2="75.999cm" svg:y2="18.999cm">
          <text:p/>
        </draw:line>
        <draw:line draw:style-name="gr1" draw:layer="layout" svg:x1="75.999cm" svg:y1="18.999cm" svg:x2="74.999cm" svg:y2="18.999cm">
          <text:p/>
        </draw:line>
        <draw:line draw:style-name="gr1" draw:layer="layout" svg:x1="74.999cm" svg:y1="18.999cm" svg:x2="74.999cm" svg:y2="17cm">
          <text:p/>
        </draw:line>
        <draw:line draw:style-name="gr1" draw:layer="layout" svg:x1="75.999cm" svg:y1="17cm" svg:x2="74.999cm" svg:y2="17cm">
          <text:p/>
        </draw:line>
        <draw:line draw:style-name="gr1" draw:layer="layout" svg:x1="75.999cm" svg:y1="17cm" svg:x2="75.999cm" svg:y2="15cm">
          <text:p/>
        </draw:line>
        <draw:line draw:style-name="gr1" draw:layer="layout" svg:x1="75.999cm" svg:y1="15cm" svg:x2="74.999cm" svg:y2="15cm">
          <text:p/>
        </draw:line>
        <draw:line draw:style-name="gr1" draw:layer="layout" svg:x1="74.999cm" svg:y1="15cm" svg:x2="74.999cm" svg:y2="12.999cm">
          <text:p/>
        </draw:line>
        <draw:line draw:style-name="gr1" draw:layer="layout" svg:x1="75.999cm" svg:y1="12.999cm" svg:x2="74.999cm" svg:y2="12.999cm">
          <text:p/>
        </draw:line>
        <draw:line draw:style-name="gr1" draw:layer="layout" svg:x1="75.999cm" svg:y1="12.999cm" svg:x2="75.999cm" svg:y2="10.999cm">
          <text:p/>
        </draw:line>
        <draw:line draw:style-name="gr1" draw:layer="layout" svg:x1="75.999cm" svg:y1="10.999cm" svg:x2="74.999cm" svg:y2="10.999cm">
          <text:p/>
        </draw:line>
        <draw:line draw:style-name="gr1" draw:layer="layout" svg:x1="74.999cm" svg:y1="10.999cm" svg:x2="74.999cm" svg:y2="9cm">
          <text:p/>
        </draw:line>
        <draw:line draw:style-name="gr1" draw:layer="layout" svg:x1="75.999cm" svg:y1="9cm" svg:x2="74.999cm" svg:y2="9cm">
          <text:p/>
        </draw:line>
        <draw:line draw:style-name="gr1" draw:layer="layout" svg:x1="75.999cm" svg:y1="9cm" svg:x2="75.999cm" svg:y2="6.999cm">
          <text:p/>
        </draw:line>
        <draw:line draw:style-name="gr1" draw:layer="layout" svg:x1="75.999cm" svg:y1="6.999cm" svg:x2="74.999cm" svg:y2="6.999cm">
          <text:p/>
        </draw:line>
        <draw:line draw:style-name="gr1" draw:layer="layout" svg:x1="74.999cm" svg:y1="6.999cm" svg:x2="74.999cm" svg:y2="4.999cm">
          <text:p/>
        </draw:line>
        <draw:line draw:style-name="gr1" draw:layer="layout" svg:x1="75.999cm" svg:y1="4.999cm" svg:x2="74.999cm" svg:y2="4.999cm">
          <text:p/>
        </draw:line>
        <draw:line draw:style-name="gr1" draw:layer="layout" svg:x1="75.999cm" svg:y1="4.999cm" svg:x2="75.999cm" svg:y2="3cm">
          <text:p/>
        </draw:line>
        <draw:line draw:style-name="gr1" draw:layer="layout" svg:x1="75.999cm" svg:y1="3cm" svg:x2="74.999cm" svg:y2="3cm">
          <text:p/>
        </draw:line>
        <draw:line draw:style-name="gr1" draw:layer="layout" svg:x1="74.999cm" svg:y1="3cm" svg:x2="74.999cm" svg:y2="1.999cm">
          <text:p/>
        </draw:line>
        <draw:custom-shape draw:style-name="gr2" draw:text-style-name="P1" draw:layer="layout" svg:width="10cm" svg:height="10cm" draw:transform="rotate (1.5707963267949) translate (45cm 40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3" draw:text-style-name="P1" draw:layer="layout" svg:width="7.4cm" svg:height="7.4cm" draw:transform="rotate (2.35619449019234) translate (40.2cm 44.5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43.099cm 42.4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7.301cm 36.6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7.018cm 42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42.816cm 36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40.233cm 36.0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43.132cm 34.0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7.334cm 28.2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7.051cm 33.7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42.849cm 27.9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59.734cm 44.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2.633cm 42.5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56.835cm 36.7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56.552cm 42.2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2.35cm 36.4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59.767cm 36.1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2.666cm 34.08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56.868cm 28.2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56.585cm 33.7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2.383cm 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31.234cm 44.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4.133cm 4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28.335cm 36.6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28.052cm 42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3.85cm 36.3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31.267cm 36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34.166cm 33.98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28.368cm 28.1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28.085cm 33.6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33.883cm 27.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68.734cm 44.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71.633cm 4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5.835cm 36.6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5.552cm 42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71.35cm 36.3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68.767cm 36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71.666cm 33.98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65.868cm 28.1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65.585cm 33.6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71.383cm 27.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" draw:text-style-name="P1" draw:layer="layout" svg:width="2.1cm" svg:height="2.1cm" svg:x="69.3cm" svg:y="8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4.1cm" svg:height="11.347cm" svg:x="34.3cm" svg:y="73.053cm">
          <draw:text-box>
            <text:p text:style-name="P1"><text:span text:style-name="T1">Over Kill</text:span></text:p>
            <text:p text:style-name="P1"><text:span text:style-name="T1">Boombox</text:span></text:p>
          </draw:text-box>
        </draw:frame>
        <draw:g>
          <draw:g>
            <draw:custom-shape draw:style-name="gr3" draw:text-style-name="P1" draw:layer="layout" svg:width="7.4cm" svg:height="7.4cm" draw:transform="rotate (2.35619449019234) translate (12.033cm 67.4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14.932cm 65.3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.134cm 59.5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.851cm 65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14.649cm 59.3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12.066cm 58.9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14.965cm 56.9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.167cm 51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.884cm 56.6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14.682cm 50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3" draw:text-style-name="P1" draw:layer="layout" svg:width="7.4cm" svg:height="7.4cm" draw:transform="rotate (2.35619449019234) translate (88.033cm 67.4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0.932cm 65.3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85.134cm 59.5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4.851cm 65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90.649cm 59.3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7.4cm" svg:height="7.4cm" draw:transform="rotate (2.35619449019234) translate (88.066cm 58.9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90.965cm 56.9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2.35619449019234) translate (85.167cm 51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84.884cm 56.6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cm" svg:height="0.4cm" draw:transform="rotate (0.785398163397448) translate (90.682cm 50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layer="layout" svg:width="16.059cm" svg:height="1.873cm" svg:x="3.6cm" svg:y="74.1cm">
          <draw:text-box>
            <text:p>Font : Oakland hill 1991</text:p>
            <text:p>http://www.dafont.com/oakland-hills-1991.font</text:p>
          </draw:text-box>
        </draw:frame>
        <draw:frame draw:style-name="gr6" draw:layer="layout" svg:width="18.6cm" svg:height="3.745cm" svg:x="1.3cm" svg:y="10.4cm">
          <draw:text-box>
            <text:p>MDF 10 mm</text:p>
            <text:p>10x Visatron 74 mm diam, 4 trous a 82 en opposé</text:p>
            <text:p>1x Boomer 101 mm diam, 5 trous a 5 mm du bord</text:p>
            <text:p/>
          </draw:text-box>
        </draw:frame>
        <draw:frame draw:style-name="gr5" draw:text-style-name="P3" draw:layer="layout" svg:width="13.142cm" svg:height="3.125cm" svg:x="1.8cm" svg:y="2.7cm">
          <draw:text-box>
            <text:p><text:span text:style-name="T2">Over Kill Boombox</text:span></text:p>
            <text:p><text:span text:style-name="T2">© Didier Donsez, 2013</text:span></text:p>
          </draw:text-box>
        </draw:frame>
        <draw:path draw:style-name="gr7" draw:layer="layout" svg:width="1.476cm" svg:height="1.328cm" svg:x="66.311cm" svg:y="87.4cm" svg:viewBox="0 0 1477 1329" svg:d="m1469 635-182-34c-4 0-9-4-10-8l-56-130c-2-4-1-10 1-14l106-154c2-4 1-10-1-13l-132-132c-3-3-9-4-13-1l-157 108c-3 2-10 3-14 1l-126-52c-4-1-8-6-9-10l-35-188c-1-4-5-8-9-8h-187c-4 0-9 4-10 8l-34 188c-1 4-5 9-10 10l-125 52c-5 2-11 1-15-1l-156-108c-4-3-10-2-13 1l-132 132c-3 3-4 9-1 13l106 154c2 4 3 10 1 14l-56 130c-1 4-6 8-11 8l-181 34c-4 1-8 6-8 10v187c0 4 4 8 8 9l177 33c4 1 9 5 10 9l55 138c3 5 2 11 0 14l-101 147c-3 4-2 9 1 13l132 132c3 2 9 3 13 0l143-98c4-3 11-3 15-1l63 34c4 3 9 0 10-3l131-317c2-4 0-9-4-12l-16-9c-3-2-7-5-10-8-57-36-95-101-95-174 0-114 92-206 206-206s207 92 207 206c0 73-38 138-96 174-3 3-7 6-9 8l-16 9c-4 3-6 8-4 12l130 317c2 3 7 6 11 3l63-34c4-2 10-2 14 1l144 98c4 3 9 2 13 0l132-132c2-4 3-9 0-13l-100-147c-2-3-3-9-1-14l55-138c2-4 6-8 11-9l177-33c4-1 8-5 8-9v-187c0-4-4-9-8-10">
          <text:p/>
        </draw:path>
        <draw:path draw:style-name="gr7" draw:layer="layout" svg:width="0.158cm" svg:height="0.202cm" svg:x="66.483cm" svg:y="89.193cm" svg:viewBox="0 0 159 203" svg:d="m120 200h39v-135c0-48-33-65-82-65-30 0-52 8-67 29l32 24c6-11 16-16 37-16 28 0 41 7 41 26v21h-55c-43 0-65 26-65 58 0 35 26 61 70 61 27 0 40-6 49-20h1zm0-69c0 31-12 34-45 34-27 0-38-11-38-25s11-24 35-24h48z">
          <text:p/>
        </draw:path>
        <draw:path draw:style-name="gr7" draw:layer="layout" svg:width="0.133cm" svg:height="0.199cm" svg:x="66.687cm" svg:y="89.193cm" svg:viewBox="0 0 134 200" svg:d="m0 200h40v-119c0-29 19-41 39-41 10 0 17 2 26 10l29-35c-13-9-26-15-42-15-21 0-39 8-51 23h-1v-20h-40z">
          <text:p/>
        </draw:path>
        <draw:path draw:style-name="gr7" draw:layer="layout" svg:width="0.157cm" svg:height="0.28cm" svg:x="66.821cm" svg:y="89.115cm" svg:viewBox="0 0 158 281" svg:d="m118 278h40v-278h-40v101c-14-14-31-23-51-23-24 0-42 11-53 26-11 14-14 26-14 75s3 62 14 76c11 15 29 26 53 26 20 0 39-10 51-23m-39-140c37 0 39 32 39 61s-2 62-39 62-39-31-39-62c0-30 2-61 39-61">
          <text:p/>
        </draw:path>
        <draw:polygon draw:style-name="gr7" draw:layer="layout" svg:width="0.28cm" svg:height="0.197cm" svg:x="67cm" svg:y="89.196cm" svg:viewBox="0 0 281 198" draw:points="182,198 217,198 281,0 238,0 200,139 200,139 155,0 126,0 81,139 80,139 42,0 0,0 63,198 98,198 140,59 141,59">
          <text:p/>
        </draw:polygon>
        <draw:path draw:style-name="gr7" draw:layer="layout" svg:width="0.159cm" svg:height="0.202cm" svg:x="67.284cm" svg:y="89.193cm" svg:viewBox="0 0 160 203" svg:d="m120 200h40v-135c0-48-34-65-83-65-30 0-52 8-67 29l32 24c6-11 16-16 37-16 28 0 41 7 41 26v21h-55c-43 0-65 26-65 58 0 35 26 61 70 61 27 0 40-6 49-20h1zm0-69c0 31-12 34-45 34-27 0-38-11-38-25s11-24 35-24h48z">
          <text:p/>
        </draw:path>
        <draw:path draw:style-name="gr7" draw:layer="layout" svg:width="0.133cm" svg:height="0.199cm" svg:x="67.487cm" svg:y="89.193cm" svg:viewBox="0 0 134 200" svg:d="m0 200h40v-119c0-29 19-41 39-41 10 0 17 2 26 10l29-35c-13-9-26-15-42-15-21 0-39 8-51 23h-1v-20h-40z">
          <text:p/>
        </draw:path>
        <draw:path draw:style-name="gr7" draw:layer="layout" svg:width="0.162cm" svg:height="0.202cm" svg:x="67.621cm" svg:y="89.193cm" svg:viewBox="0 0 163 203" svg:d="m163 116v-32c0-52-38-84-81-84-39 0-82 25-82 102 0 81 47 101 88 101 27 0 52-10 71-32l-29-25c-11 12-28 19-43 19-27 0-47-16-47-49zm-123-32c1-31 18-47 42-47 23 0 40 16 42 47z">
          <text:p/>
        </draw:path>
        <draw:path draw:style-name="gr7" draw:layer="layout" svg:width="0.162cm" svg:height="0.202cm" svg:x="66.1cm" svg:y="88.8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7" draw:layer="layout" svg:width="0.162cm" svg:height="0.202cm" svg:x="66.482cm" svg:y="88.8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7" draw:layer="layout" svg:width="0.157cm" svg:height="0.199cm" svg:x="66.68cm" svg:y="88.88cm" svg:viewBox="0 0 158 200" svg:d="m0 200h40v-118c0-26 16-42 39-42 22 0 39 16 39 42v118h40v-131c0-45-35-69-66-69-21 0-39 8-51 23h-1v-20h-40z">
          <text:p/>
        </draw:path>
        <draw:path draw:style-name="gr7" draw:layer="layout" svg:width="0.168cm" svg:height="0.202cm" svg:x="66.946cm" svg:y="88.88cm" svg:viewBox="0 0 169 203" svg:d="m0 167c25 24 55 36 87 36 46 0 82-23 82-61 0-32-16-57-57-60l-33-2c-20-1-26-10-26-18 0-14 8-25 34-25 21 0 37 8 53 19l24-29c-19-16-43-27-77-27-42 0-74 21-74 61 0 34 24 54 57 56l35 3c14 1 24 6 24 20 0 17-16 25-39 25-26 0-45-8-62-25z">
          <text:p/>
        </draw:path>
        <draw:path draw:style-name="gr7" draw:layer="layout" svg:width="0.162cm" svg:height="0.202cm" svg:x="67.137cm" svg:y="88.8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7" draw:layer="layout" svg:width="0.157cm" svg:height="0.199cm" svg:x="67.335cm" svg:y="88.883cm" svg:viewBox="0 0 158 200" svg:d="m0 132c0 45 35 68 66 68 21 0 39-7 52-23v0 21h40v-198h-40v118c0 27-17 42-39 42-23 0-39-15-39-42v-118h-40z">
          <text:p/>
        </draw:path>
        <draw:path draw:style-name="gr7" draw:layer="layout" svg:width="0.133cm" svg:height="0.199cm" svg:x="67.536cm" svg:y="88.88cm" svg:viewBox="0 0 134 200" svg:d="m0 200h40v-118c0-30 19-42 39-42 10 0 17 2 26 10l29-35c-13-9-26-15-42-15-21 0-39 8-51 23h-1v-20h-40z">
          <text:p/>
        </draw:path>
        <draw:path draw:style-name="gr7" draw:layer="layout" svg:width="0.16cm" svg:height="0.202cm" svg:x="67.666cm" svg:y="88.88cm" svg:viewBox="0 0 161 203" svg:d="m132 142c-10 13-24 21-41 21-32 0-51-18-51-62s19-61 51-61c17 0 31 8 41 21l29-27c-17-20-41-34-71-34-46 0-90 29-90 101s44 102 90 102c30 0 54-15 71-34z">
          <text:p/>
        </draw:path>
        <draw:path draw:style-name="gr7" draw:layer="layout" svg:width="0.162cm" svg:height="0.202cm" svg:x="67.837cm" svg:y="88.8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7" draw:layer="layout" svg:width="0.157cm" svg:height="0.512cm" svg:x="66.297cm" svg:y="88.88cm" svg:viewBox="0 0 158 513" svg:d="m79 163c38 0 39-31 39-62s-1-61-39-61c-37 0-39 33-39 61 0 29 2 62 39 62m-79 350v-510h40v20c13-14 31-23 51-23 24 0 42 11 53 26 11 14 14 27 14 75 0 49-3 62-14 76-11 15-29 26-53 26-20 0-36-9-51-23v156c13-16 31-23 52-23 31 0 66 24 66 69v131h-40v-118c0-27-17-42-39-42-23 0-39 15-39 42v118">
          <text:p/>
        </draw:path>
        <draw:g>
          <draw:g>
            <draw:path draw:style-name="gr8" draw:text-style-name="P4" draw:layer="layout" svg:width="1.615cm" svg:height="1.724cm" svg:x="64.184cm" svg:y="87.4cm" svg:viewBox="0 0 1616 1725" svg:d="m800 0c-395 0-725 281-800 654h329c68-193 251-331 466-331 273 0 495 221 495 494s-222 495-495 495c-216 0-399-139-466-332h-29-300c0 0 0 61 0 410s300 335 300 335v-263c138 107 312 171 500 171 451 0 816-366 816-817 0-450-365-816-816-816z">
              <text:p/>
            </draw:path>
            <draw:g>
              <draw:path draw:style-name="gr9" draw:text-style-name="P4" draw:layer="layout" svg:width="0.187cm" svg:height="0.165cm" svg:x="64.219cm" svg:y="89.234cm" svg:viewBox="0 0 188 166" svg:d="m100 104v-27h88v64c-8 7-21 13-37 18-16 4-32 7-49 7-21 0-39-4-55-11s-27-17-35-30-12-27-12-43 4-31 13-44 22-23 39-30c13-5 29-8 48-8 25 0 44 4 58 13 14 8 23 19 27 34l-40 6c-3-8-8-14-16-18-8-5-17-7-29-7-18 0-32 4-43 13-10 9-15 23-15 40 0 19 5 33 16 43 10 10 24 14 42 14 8 0 16-1 25-4 9-2 16-6 22-9v-21">
                <text:p/>
              </draw:path>
              <draw:path draw:style-name="gr10" draw:text-style-name="P4" draw:layer="layout" svg:width="0.18cm" svg:height="0.159cm" svg:x="64.444cm" svg:y="89.237cm" svg:viewBox="0 0 181 160" svg:d="m0 160v-160h85c22 0 38 1 47 4 10 3 18 8 24 16 6 7 8 16 8 25 0 12-4 22-13 30s-22 13-40 15c9 4 16 8 22 13s14 14 23 26l25 31h-49l-29-34c-11-13-18-21-22-24s-7-5-12-7c-4-1-11-2-20-2h-8v67m0-92h30c19 0 31-1 36-2s9-4 12-7c2-3 4-7 4-12s-2-10-6-13c-3-3-9-5-15-6-3-1-13-1-30-1h-31">
                <text:p/>
              </draw:path>
              <draw:polyline draw:style-name="gr11" draw:text-style-name="P4" draw:layer="layout" svg:width="0.152cm" svg:height="0.159cm" svg:x="64.647cm" svg:y="89.237cm" svg:viewBox="0 0 153 160" draw:points="0,160 0,0 149,0 149,27 41,27 41,63 142,63 142,90 41,90 41,133 153,133 153,160 0,160">
                <text:p/>
              </draw:polyline>
              <draw:polyline draw:style-name="gr12" draw:text-style-name="P4" draw:layer="layout" svg:width="0.159cm" svg:height="0.159cm" svg:x="64.835cm" svg:y="89.237cm" svg:viewBox="0 0 160 160" draw:points="0,160 0,0 40,0 122,107 122,0 160,0 160,160 119,160 38,56 38,160 0,160">
                <text:p/>
              </draw:polyline>
              <draw:path draw:style-name="gr13" draw:text-style-name="P4" draw:layer="layout" svg:width="0.194cm" svg:height="0.165cm" svg:x="65.029cm" svg:y="89.234cm" svg:viewBox="0 0 195 166" svg:d="m0 84c0-16 3-30 9-41 5-8 11-16 19-22 8-7 17-12 26-15 12-4 27-6 43-6 30 0 54 7 71 22 18 15 27 35 27 61s-9 46-26 61-42 22-71 22c-30 0-54-7-71-22-18-14-27-34-27-60m42-1c0 18 5 32 16 41 10 10 23 14 40 14s29-4 39-14c11-9 16-23 16-42 0-18-5-32-15-41s-24-13-40-13-31 4-41 14c-10 9-15 22-15 41">
                <text:p/>
              </draw:path>
              <draw:path draw:style-name="gr14" draw:text-style-name="P4" draw:layer="layout" svg:width="0.167cm" svg:height="0.159cm" svg:x="65.256cm" svg:y="89.237cm" svg:viewBox="0 0 168 160" svg:d="m0 0h80c16 0 28 1 36 2s15 3 21 6 11 8 15 14c5 5 7 11 7 18 0 8-3 15-8 21s-12 11-21 14c13 3 22 8 29 15 6 7 9 15 9 24 0 7-2 14-6 21s-10 13-17 17c-8 4-17 6-28 7-6 1-23 1-49 1h-68m41-133v37h26c16 0 26 0 30-1 7 0 12-2 16-5 4-4 6-8 6-13s-2-9-5-12c-4-3-9-5-15-6-4 0-16 0-35 0m-23 64v42h37c15 0 24 0 28-1 6 0 11-3 15-6s6-8 6-14c0-4-2-8-5-12s-7-6-13-7-17-2-36-2">
                <text:p/>
              </draw:path>
              <draw:polyline draw:style-name="gr15" draw:text-style-name="P4" draw:layer="layout" svg:width="0.141cm" svg:height="0.158cm" svg:x="65.46cm" svg:y="89.238cm" svg:viewBox="0 0 142 159" draw:points="0,159 0,0 41,0 41,132 142,132 142,159 0,159">
                <text:p/>
              </draw:polyline>
              <draw:polyline draw:style-name="gr16" draw:text-style-name="P4" draw:layer="layout" svg:width="0.152cm" svg:height="0.159cm" svg:x="65.631cm" svg:y="89.237cm" svg:viewBox="0 0 153 160" draw:points="0,160 0,0 149,0 149,27 41,27 41,63 142,63 142,90 41,90 41,133 153,133 153,160 0,160">
                <text:p/>
              </draw:polyline>
            </draw:g>
          </draw:g>
          <draw:line draw:style-name="gr17" draw:text-style-name="P1" draw:layer="layout" svg:x1="64.485cm" svg:y1="89.264cm" svg:x2="64.485cm" svg:y2="89.305cm">
            <text:p/>
          </draw:line>
          <draw:line draw:style-name="gr17" draw:text-style-name="P1" draw:layer="layout" svg:x1="64.444cm" svg:y1="89.397cm" svg:x2="64.485cm" svg:y2="89.397cm">
            <text:p/>
          </draw:line>
          <draw:line draw:style-name="gr17" draw:text-style-name="P1" draw:layer="layout" svg:x1="64.319cm" svg:y1="89.339cm" svg:x2="64.366cm" svg:y2="89.339cm">
            <text:p/>
          </draw:line>
          <draw:line draw:style-name="gr17" draw:text-style-name="P1" draw:layer="layout" svg:x1="65.257cm" svg:y1="89.235cm" svg:x2="65.257cm" svg:y2="89.398cm">
            <text:p/>
          </draw:line>
          <draw:line draw:style-name="gr17" draw:text-style-name="P1" draw:layer="layout" svg:x1="65.297cm" svg:y1="89.263cm" svg:x2="65.32cm" svg:y2="89.263cm">
            <text:p/>
          </draw:line>
          <draw:line draw:style-name="gr17" draw:text-style-name="P1" draw:layer="layout" svg:x1="65.297cm" svg:y1="89.263cm" svg:x2="65.32cm" svg:y2="89.263cm">
            <text:p/>
          </draw:line>
          <draw:line draw:style-name="gr17" draw:text-style-name="P1" draw:layer="layout" svg:x1="65.297cm" svg:y1="89.328cm" svg:x2="65.332cm" svg:y2="89.328cm">
            <text:p/>
          </draw:line>
        </draw:g>
        <draw:g>
          <draw:path draw:style-name="gr18" draw:layer="layout" svg:width="5.596cm" svg:height="5.035cm" svg:x="47.399cm" svg:y="31.2cm" svg:viewBox="0 0 5597 5036" svg:d="m5566 2406-689-128c-15 0-34-16-38-31l-212-493c-8-15-4-37 3-52l403-584c7-16 3-38-4-49l-500-500c-12-12-35-15-50-4l-595 409c-11 8-38 12-53 4l-477-197c-16-4-31-23-35-39l-132-712c-4-15-19-30-34-30h-709c-15 0-34 15-38 30l-128 712c-4 16-20 35-39 39l-473 197c-19 8-42 4-57-4l-591-409c-16-11-38-8-49 4l-500 500c-12 11-15 33-4 49l401 584c8 15 12 37 4 52l-212 493c-4 15-23 31-42 31l-686 128c-15 4-30 23-30 38v709c0 15 15 30 30 34l671 125c15 4 34 19 38 34l208 523c11 19 8 41 0 53l-382 557c-11 15-8 35 4 50l500 500c11 7 33 11 49 0l542-371c15-12 42-12 57-4l238 128c15 12 35 0 39-11l496-1201c8-16 0-35-16-46l-60-34c-12-8-27-19-38-30-216-137-360-383-360-659 0-432 349-781 781-781s784 349 784 781c0 276-144 522-363 659-12 11-28 22-35 30l-61 34c-15 11-22 30-15 46l493 1201c7 11 26 23 42 11l239-128c14-8 37-8 53 4l545 371c15 11 35 7 50 0l500-500c7-15 11-35 0-50l-379-557c-8-12-12-34-4-53l208-523c8-15 23-30 42-34l670-125c16-4 31-19 31-34v-709c0-15-15-34-31-38">
            <text:p/>
          </draw:path>
          <draw:path draw:style-name="gr18" draw:layer="layout" svg:width="0.601cm" svg:height="0.769cm" svg:x="48.051cm" svg:y="37.994cm" svg:viewBox="0 0 602 770" svg:d="m454 758h148v-512c0-181-124-246-310-246-114 0-198 30-254 110l121 91c23-42 61-61 140-61 107 0 155 26 155 98v80h-208c-163 0-246 99-246 220 0 132 98 232 266 232 101 0 151-24 185-76h3zm0-261c0 117-44 129-170 129-102 0-144-43-144-96s42-91 133-91h181z">
            <text:p/>
          </draw:path>
          <draw:path draw:style-name="gr18" draw:layer="layout" svg:width="0.507cm" svg:height="0.757cm" svg:x="48.825cm" svg:y="37.994cm" svg:viewBox="0 0 508 758" svg:d="m0 758h151v-451c0-110 72-156 148-156 39 0 65 8 99 39l110-133c-50-35-98-57-159-57-80 0-148 30-194 87h-4v-76h-151z">
            <text:p/>
          </draw:path>
          <draw:path draw:style-name="gr18" draw:layer="layout" svg:width="0.597cm" svg:height="1.064cm" svg:x="49.332cm" svg:y="37.699cm" svg:viewBox="0 0 598 1065" svg:d="m447 1054h151v-1054h-151v382c-53-52-117-87-193-87-91 0-160 43-201 99-42 53-53 99-53 284s11 236 53 288c41 57 110 99 201 99 76 0 148-38 193-87m-148-531c140 0 148 122 148 231s-8 236-148 236-148-118-148-236c0-113 8-231 148-231">
            <text:p/>
          </draw:path>
          <draw:polygon draw:style-name="gr18" draw:layer="layout" svg:width="1.064cm" svg:height="0.749cm" svg:x="50.01cm" svg:y="38.006cm" svg:viewBox="0 0 1065 750" draw:points="690,750 822,750 1065,0 902,0 758,526 758,526 587,0 478,0 307,526 303,526 159,0 0,0 238,750 371,750 530,223 534,223">
            <text:p/>
          </draw:polygon>
          <draw:path draw:style-name="gr18" draw:layer="layout" svg:width="0.605cm" svg:height="0.769cm" svg:x="51.086cm" svg:y="37.994cm" svg:viewBox="0 0 606 770" svg:d="m454 758h152v-512c0-181-128-246-314-246-114 0-198 30-254 110l121 91c23-42 61-61 140-61 107 0 155 26 155 98v80h-208c-163 0-246 99-246 220 0 132 98 232 266 232 101 0 151-24 185-76h3zm0-261c0 117-44 129-170 129-102 0-144-43-144-96s42-91 133-91h181z">
            <text:p/>
          </draw:path>
          <draw:path draw:style-name="gr18" draw:layer="layout" svg:width="0.507cm" svg:height="0.757cm" svg:x="51.856cm" svg:y="37.994cm" svg:viewBox="0 0 508 758" svg:d="m0 758h151v-451c0-110 72-156 148-156 39 0 65 8 99 39l110-133c-50-35-98-57-159-57-80 0-148 30-194 87h-4v-76h-151z">
            <text:p/>
          </draw:path>
          <draw:path draw:style-name="gr18" draw:layer="layout" svg:width="0.617cm" svg:height="0.769cm" svg:x="52.364cm" svg:y="37.994cm" svg:viewBox="0 0 618 770" svg:d="m618 439v-121c0-196-144-318-308-318-147 0-310 94-310 386 0 308 178 384 334 384 102 0 196-39 268-122l-109-94c-42 44-107 72-163 72-103 0-179-61-179-187zm-467-121c4-117 69-178 159-178 88 0 152 61 160 178z">
            <text:p/>
          </draw:path>
          <draw:path draw:style-name="gr18" draw:layer="layout" svg:width="0.617cm" svg:height="0.769cm" svg:x="46.6cm" svg:y="36.809cm" svg:viewBox="0 0 618 770" svg:d="m0 382c0 164 22 224 83 288 39 46 111 100 227 100 115 0 187-54 228-100 57-64 80-124 80-288 0-159-23-223-80-288-41-44-113-94-228-94-116 0-188 50-227 94-61 65-83 129-83 288m470 0c0 111-12 141-38 183-22 30-68 53-122 53s-98-23-120-53c-31-42-39-72-39-183 0-105 8-136 39-177 22-31 68-54 120-54s100 23 122 54c26 41 38 72 38 177">
            <text:p/>
          </draw:path>
          <draw:path draw:style-name="gr18" draw:layer="layout" svg:width="0.617cm" svg:height="0.769cm" svg:x="48.047cm" svg:y="36.809cm" svg:viewBox="0 0 618 770" svg:d="m618 439v-121c0-196-144-318-308-318-147 0-310 94-310 386 0 308 178 384 334 384 102 0 196-35 268-122l-109-94c-42 44-107 72-163 72-103 0-179-61-179-187zm-467-121c4-117 69-178 159-178 88 0 152 61 160 178z">
            <text:p/>
          </draw:path>
          <draw:path draw:style-name="gr18" draw:layer="layout" svg:width="0.597cm" svg:height="0.757cm" svg:x="48.798cm" svg:y="36.809cm" svg:viewBox="0 0 598 758" svg:d="m0 758h151v-448c0-98 61-159 148-159 83 0 148 61 148 159v448h151v-496c0-171-132-262-249-262-80 0-148 30-194 87h-4v-76h-151z">
            <text:p/>
          </draw:path>
          <draw:path draw:style-name="gr18" draw:layer="layout" svg:width="0.64cm" svg:height="0.769cm" svg:x="49.806cm" svg:y="36.809cm" svg:viewBox="0 0 641 770" svg:d="m0 633c94 91 209 137 330 137 174 0 311-88 311-232 0-121-61-216-216-228l-126-7c-76-4-98-37-98-68 0-53 30-95 129-95 80 0 140 30 200 72l92-110c-72-60-164-102-292-102-160 0-280 79-280 231 0 129 90 205 216 212l132 11c53 4 91 24 91 76 0 65-61 96-148 96-99 0-171-31-235-96z">
            <text:p/>
          </draw:path>
          <draw:path draw:style-name="gr18" draw:layer="layout" svg:width="0.617cm" svg:height="0.769cm" svg:x="50.53cm" svg:y="36.809cm" svg:viewBox="0 0 618 770" svg:d="m0 382c0 164 22 224 83 288 39 46 111 100 227 100 115 0 187-54 228-100 57-64 80-124 80-288 0-159-23-223-80-288-41-44-113-94-228-94-116 0-188 50-227 94-61 65-83 129-83 288m470 0c0 111-12 141-38 183-22 30-68 53-122 53s-98-23-120-53c-31-42-39-72-39-183 0-105 8-136 39-177 22-31 68-54 120-54s100 23 122 54c26 41 38 72 38 177">
            <text:p/>
          </draw:path>
          <draw:path draw:style-name="gr18" draw:layer="layout" svg:width="0.597cm" svg:height="0.757cm" svg:x="51.28cm" svg:y="36.82cm" svg:viewBox="0 0 598 758" svg:d="m0 500c0 170 133 258 250 258 80 0 148-27 197-88v0 80h151v-750h-151v447c0 103-65 159-148 159-87 0-148-56-148-159v-447h-151z">
            <text:p/>
          </draw:path>
          <draw:path draw:style-name="gr18" draw:layer="layout" svg:width="0.507cm" svg:height="0.757cm" svg:x="52.042cm" svg:y="36.809cm" svg:viewBox="0 0 508 758" svg:d="m0 758h151v-448c0-113 72-159 148-159 39 0 65 8 99 39l110-133c-50-35-98-57-159-57-80 0-148 30-194 87h-4v-76h-151z">
            <text:p/>
          </draw:path>
          <draw:path draw:style-name="gr18" draw:layer="layout" svg:width="0.609cm" svg:height="0.769cm" svg:x="52.534cm" svg:y="36.809cm" svg:viewBox="0 0 610 770" svg:d="m500 538c-38 49-90 80-155 80-122 0-194-68-194-236s72-231 194-231c65 0 117 31 155 80l110-102c-64-76-156-129-269-129-175 0-341 110-341 382s166 388 341 388c113 0 205-57 269-129z">
            <text:p/>
          </draw:path>
          <draw:path draw:style-name="gr18" draw:layer="layout" svg:width="0.617cm" svg:height="0.769cm" svg:x="53.182cm" svg:y="36.809cm" svg:viewBox="0 0 618 770" svg:d="m618 439v-121c0-196-144-318-308-318-147 0-310 94-310 386 0 308 178 384 334 384 102 0 196-35 268-122l-109-94c-42 44-107 72-163 72-103 0-179-61-179-187zm-467-121c4-117 69-178 159-178 88 0 152 61 160 178z">
            <text:p/>
          </draw:path>
          <draw:path draw:style-name="gr18" draw:layer="layout" svg:width="0.597cm" svg:height="1.943cm" svg:x="47.346cm" svg:y="36.809cm" svg:viewBox="0 0 598 1944" svg:d="m299 618c144 0 148-118 148-236s-4-231-148-231c-140 0-148 126-148 231 0 111 8 236 148 236m-299 1326v-1933h151v76c50-53 118-87 194-87 91 0 159 42 201 98 41 53 52 103 52 284 0 187-11 236-52 288-42 57-110 100-201 100-76 0-136-35-194-88v592c50-61 118-88 198-88 117 0 249 91 249 261v497h-151v-447c0-103-65-159-148-159-87 0-148 56-148 159v447">
            <text:p/>
          </draw:path>
        </draw:g>
        <draw:g>
          <draw:path draw:style-name="gr18" draw:layer="layout" svg:width="3.621cm" svg:height="3.258cm" svg:x="29.417cm" svg:y="28.3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29.839cm" svg:y="32.696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0.339cm" svg:y="32.696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0.668cm" svg:y="32.505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31.106cm" svg:y="32.704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31.803cm" svg:y="32.696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2.301cm" svg:y="32.696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32.629cm" svg:y="32.696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28.9cm" svg:y="31.9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29.837cm" svg:y="31.9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0.322cm" svg:y="31.929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30.975cm" svg:y="31.929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31.443cm" svg:y="31.9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31.928cm" svg:y="31.936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32.421cm" svg:y="31.929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32.739cm" svg:y="31.929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33.159cm" svg:y="31.9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29.383cm" svg:y="31.929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38.558cm" svg:y="28.30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38.98cm" svg:y="32.7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9.48cm" svg:y="32.7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9.809cm" svg:y="32.5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40.247cm" svg:y="32.7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40.944cm" svg:y="32.7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41.442cm" svg:y="32.7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41.77cm" svg:y="32.7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38.041cm" svg:y="31.9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38.978cm" svg:y="31.9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9.463cm" svg:y="31.9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40.116cm" svg:y="31.9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40.584cm" svg:y="31.9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41.069cm" svg:y="31.9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41.562cm" svg:y="31.9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41.88cm" svg:y="31.9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42.3cm" svg:y="31.9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38.524cm" svg:y="31.9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29.417cm" svg:y="36.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29.839cm" svg:y="40.996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0.339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0.668cm" svg:y="40.805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31.106cm" svg:y="41.004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31.803cm" svg:y="40.996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2.301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32.629cm" svg:y="40.996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28.9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29.837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0.322cm" svg:y="40.229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30.975cm" svg:y="40.229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31.443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31.928cm" svg:y="40.236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32.421cm" svg:y="40.229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32.739cm" svg:y="40.229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33.159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29.383cm" svg:y="40.229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38.358cm" svg:y="36.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38.78cm" svg:y="40.996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39.28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39.609cm" svg:y="40.805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40.047cm" svg:y="41.004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40.744cm" svg:y="40.996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41.242cm" svg:y="40.996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41.57cm" svg:y="40.996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37.841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38.778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39.263cm" svg:y="40.229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39.916cm" svg:y="40.229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40.384cm" svg:y="40.229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40.869cm" svg:y="40.236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41.362cm" svg:y="40.229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41.68cm" svg:y="40.229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42.1cm" svg:y="40.229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38.324cm" svg:y="40.229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58.017cm" svg:y="28.40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58.439cm" svg:y="32.8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58.939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59.268cm" svg:y="32.6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59.706cm" svg:y="32.8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0.403cm" svg:y="32.8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0.901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61.229cm" svg:y="32.8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57.5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58.437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58.922cm" svg:y="32.0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59.575cm" svg:y="32.0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0.043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0.528cm" svg:y="32.0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1.021cm" svg:y="32.0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61.339cm" svg:y="32.0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61.759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57.983cm" svg:y="32.0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58.017cm" svg:y="36.70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58.439cm" svg:y="41.1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58.939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59.268cm" svg:y="40.9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59.706cm" svg:y="41.1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0.403cm" svg:y="41.1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0.901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61.229cm" svg:y="41.1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57.5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58.437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58.922cm" svg:y="40.3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59.575cm" svg:y="40.3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0.043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0.528cm" svg:y="40.3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1.021cm" svg:y="40.3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61.339cm" svg:y="40.3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61.759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57.983cm" svg:y="40.3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66.958cm" svg:y="36.70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67.38cm" svg:y="41.1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7.88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68.209cm" svg:y="40.9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68.647cm" svg:y="41.1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9.344cm" svg:y="41.1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9.842cm" svg:y="41.1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70.17cm" svg:y="41.1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66.441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67.378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67.863cm" svg:y="40.3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68.516cm" svg:y="40.3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8.984cm" svg:y="40.3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9.469cm" svg:y="40.3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9.962cm" svg:y="40.3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70.28cm" svg:y="40.3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70.7cm" svg:y="40.3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66.924cm" svg:y="40.3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  <draw:g>
          <draw:path draw:style-name="gr18" draw:layer="layout" svg:width="3.621cm" svg:height="3.258cm" svg:x="66.959cm" svg:y="28.406cm" svg:viewBox="0 0 3622 3259" svg:d="m3602 1557-446-83c-10 0-23-11-25-20l-137-319c-5-10-3-24 2-34l260-377c5-11 3-25-2-32l-324-324c-7-7-22-10-32-3l-385 266c-7 4-25 7-34 2l-309-128c-10-2-20-14-22-25l-86-461c-3-9-12-19-22-19h-458c-10 0-23 10-25 19l-83 461c-3 11-13 23-25 25l-306 128c-13 5-27 2-37-2l-382-266c-11-7-25-4-32 3l-324 324c-7 7-10 21-3 32l260 377c6 10 8 24 2 34l-136 319c-3 9-15 20-28 20l-444 83c-9 2-19 15-19 25v458c0 10 10 19 19 22l435 81c9 2 22 12 24 22l135 339c7 12 5 26 0 33l-248 361c-7 10-4 22 3 32l324 324c7 5 21 7 32 0l350-240c10-8 27-8 37-3l154 83c10 8 23 0 25-7l321-777c5-10 0-22-10-30l-39-22c-8-5-17-12-25-19-139-89-233-248-233-427 0-279 226-505 506-505s507 226 507 505c0 179-93 338-235 427-7 7-18 14-23 19l-39 22c-10 8-14 20-10 30l319 777c5 7 17 15 28 7l154-83c9-5 24-5 34 3l353 240c10 7 22 5 32 0l324-324c5-10 7-22 0-32l-245-361c-6-7-8-21-3-33l135-339c5-10 15-20 27-22l434-81c10-3 20-12 20-22v-458c0-10-10-23-20-25">
            <text:p/>
          </draw:path>
          <draw:path draw:style-name="gr18" draw:layer="layout" svg:width="0.389cm" svg:height="0.497cm" svg:x="67.381cm" svg:y="32.802cm" svg:viewBox="0 0 390 498" svg:d="m294 491h96v-332c0-117-81-159-201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7.881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86cm" svg:height="0.688cm" svg:x="68.21cm" svg:y="32.611cm" svg:viewBox="0 0 387 689" svg:d="m289 682h98v-682h-98v247c-34-33-75-56-124-56-60 0-104 27-130 64-28 34-35 64-35 184s7 152 35 186c26 37 70 64 130 64 49 0 95-25 124-56m-95-344c90 0 95 79 95 150s-5 152-95 152-96-76-96-152c0-74 5-150 96-150">
            <text:p/>
          </draw:path>
          <draw:polygon draw:style-name="gr18" draw:layer="layout" svg:width="0.688cm" svg:height="0.484cm" svg:x="68.648cm" svg:y="32.81cm" svg:viewBox="0 0 689 485" draw:points="447,485 532,485 689,0 584,0 491,341 491,341 380,0 309,0 198,341 196,341 103,0 0,0 154,485 240,485 343,145 345,145">
            <text:p/>
          </draw:polygon>
          <draw:path draw:style-name="gr18" draw:layer="layout" svg:width="0.391cm" svg:height="0.497cm" svg:x="69.345cm" svg:y="32.802cm" svg:viewBox="0 0 392 498" svg:d="m294 491h98v-332c0-117-83-159-203-159-74 0-128 19-164 71l78 59c15-27 39-39 91-39 69 0 100 17 100 63v52h-135c-105 0-159 64-159 142 0 86 63 150 172 150 66 0 98-15 120-49h2zm0-170c0 77-29 84-110 84-66 0-93-27-93-62s27-59 86-59h117z">
            <text:p/>
          </draw:path>
          <draw:path draw:style-name="gr18" draw:layer="layout" svg:width="0.328cm" svg:height="0.49cm" svg:x="69.843cm" svg:y="32.802cm" svg:viewBox="0 0 329 491" svg:d="m0 491h98v-293c0-70 47-100 96-100 24 0 41 5 64 25l71-86c-33-23-64-37-103-37-52 0-96 19-126 56h-2v-49h-98z">
            <text:p/>
          </draw:path>
          <draw:path draw:style-name="gr18" draw:layer="layout" svg:width="0.399cm" svg:height="0.497cm" svg:x="70.171cm" svg:y="32.802cm" svg:viewBox="0 0 400 498" svg:d="m400 284v-78c0-127-93-206-199-206-96 0-201 61-201 250 0 199 115 248 216 248 66 0 127-25 174-79l-71-61c-27 29-69 47-105 47-67 0-116-40-116-121zm-302-78c2-76 44-115 103-115 57 0 98 39 103 115z">
            <text:p/>
          </draw:path>
          <draw:path draw:style-name="gr18" draw:layer="layout" svg:width="0.399cm" svg:height="0.497cm" svg:x="66.442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99cm" svg:height="0.497cm" svg:x="67.379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0.49cm" svg:x="67.864cm" svg:y="32.035cm" svg:viewBox="0 0 387 491" svg:d="m0 491h98v-290c0-64 39-103 96-103 53 0 95 39 95 103v290h98v-322c0-110-86-169-161-169-52 0-96 19-126 56h-2v-49h-98z">
            <text:p/>
          </draw:path>
          <draw:path draw:style-name="gr18" draw:layer="layout" svg:width="0.413cm" svg:height="0.497cm" svg:x="68.517cm" svg:y="32.035cm" svg:viewBox="0 0 414 498" svg:d="m0 410c61 58 135 88 214 88 112 0 200-57 200-150 0-78-39-140-139-147l-81-5c-49-2-64-24-64-44 0-34 19-61 84-61 51 0 90 19 129 46l59-71c-46-39-106-66-188-66-104 0-182 51-182 149 0 84 59 133 140 138l86 7c34 2 58 15 58 49 0 42-39 62-95 62-64 0-111-20-153-62z">
            <text:p/>
          </draw:path>
          <draw:path draw:style-name="gr18" draw:layer="layout" svg:width="0.399cm" svg:height="0.497cm" svg:x="68.985cm" svg:y="32.035cm" svg:viewBox="0 0 400 498" svg:d="m0 247c0 106 14 145 54 187 25 29 71 64 147 64 74 0 120-35 147-64 37-42 52-81 52-187 0-102-15-144-52-186-27-29-73-61-147-61-76 0-122 32-147 61-40 42-54 84-54 186m304 0c0 72-8 91-24 118-15 20-45 35-79 35s-64-15-78-35c-20-27-25-46-25-118 0-68 5-88 25-114 14-21 44-35 78-35s64 14 79 35c16 26 24 46 24 114">
            <text:p/>
          </draw:path>
          <draw:path draw:style-name="gr18" draw:layer="layout" svg:width="0.386cm" svg:height="0.49cm" svg:x="69.47cm" svg:y="32.042cm" svg:viewBox="0 0 387 491" svg:d="m0 324c0 110 86 167 161 167 53 0 97-18 128-57v0 51h98v-485h-98v289c0 67-42 103-95 103-57 0-96-36-96-103v-289h-98z">
            <text:p/>
          </draw:path>
          <draw:path draw:style-name="gr18" draw:layer="layout" svg:width="0.328cm" svg:height="0.49cm" svg:x="69.963cm" svg:y="32.035cm" svg:viewBox="0 0 329 491" svg:d="m0 491h98v-290c0-73 47-103 96-103 24 0 41 5 64 25l71-86c-33-23-64-37-103-37-52 0-96 19-126 56h-2v-49h-98z">
            <text:p/>
          </draw:path>
          <draw:path draw:style-name="gr18" draw:layer="layout" svg:width="0.393cm" svg:height="0.497cm" svg:x="70.281cm" svg:y="32.035cm" svg:viewBox="0 0 394 498" svg:d="m324 348c-25 32-59 52-101 52-78 0-125-44-125-153s47-149 125-149c42 0 76 20 101 51l70-65c-41-49-100-84-173-84-113 0-221 71-221 247s108 251 221 251c73 0 132-37 173-84z">
            <text:p/>
          </draw:path>
          <draw:path draw:style-name="gr18" draw:layer="layout" svg:width="0.399cm" svg:height="0.497cm" svg:x="70.701cm" svg:y="32.035cm" svg:viewBox="0 0 400 498" svg:d="m400 284v-78c0-127-93-206-199-206-96 0-201 61-201 250 0 199 115 248 216 248 66 0 127-22 174-79l-71-61c-27 29-69 47-105 47-67 0-116-40-116-121zm-302-78c2-76 44-115 103-115 57 0 98 39 103 115z">
            <text:p/>
          </draw:path>
          <draw:path draw:style-name="gr18" draw:layer="layout" svg:width="0.386cm" svg:height="1.257cm" svg:x="66.925cm" svg:y="32.035cm" svg:viewBox="0 0 387 1258" svg:d="m194 400c93 0 95-76 95-153s-2-149-95-149c-91 0-96 81-96 149 0 72 5 153 96 153m-194 858v-1251h98v49c32-34 76-56 125-56 59 0 103 27 130 63 27 35 34 67 34 184 0 121-7 153-34 187-27 37-71 64-130 64-49 0-88-22-125-57v383c32-39 76-57 128-57 75 0 161 60 161 170v321h-98v-289c0-67-42-103-95-103-57 0-96 36-96 103v28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00cm" fo:page-height="92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9T23:55:36</dc:date>
    <dc:creator>Didier Donsez</dc:creator>
    <meta:generator>LibreOffice/4.0.5.2$MacOSX_x86 LibreOffice_project/5464147a081647a250913f19c0715bca595af2f</meta:generator>
    <meta:editing-duration>PT16M40S</meta:editing-duration>
    <meta:editing-cycles>4</meta:editing-cycles>
    <meta:document-statistic meta:object-count="1020"/>
  </office:meta>
</office:document-meta>
</file>